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Jomolhari1" fo:font-size="13pt" officeooo:paragraph-rsid="0005a09a" style:font-size-asian="13pt" style:font-size-complex="13pt"/>
    </style:style>
    <style:style style:name="P7" style:family="paragraph" style:parent-style-name="Standard">
      <style:text-properties style:font-name="Jomolhari1" fo:font-size="13pt" officeooo:rsid="0005a09a" officeooo:paragraph-rsid="0005a09a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Jomolhari1" fo:font-size="13pt" officeooo:rsid="0005a09a" officeooo:paragraph-rsid="0005a09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Jomolhari1" fo:font-size="13pt" style:text-underline-style="none" officeooo:paragraph-rsid="0012b382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52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53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5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55" style:family="paragraph" style:parent-style-name="Standard">
      <style:paragraph-properties style:text-autospace="none"/>
      <style:text-properties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57" style:family="paragraph" style:parent-style-name="Standard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58" style:family="paragraph" style:parent-style-name="Standard">
      <style:paragraph-properties style:text-autospace="none"/>
      <style:text-properties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1818387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61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62" style:family="paragraph" style:parent-style-name="Standard">
      <style:paragraph-properties style:text-autospace="none"/>
      <style:text-properties style:font-name="FreeMono" fo:font-size="13pt" officeooo:paragraph-rsid="01818387" style:font-name-asian="FreeMono1" style:font-size-asian="13pt" style:font-name-complex="FreeMono1" style:font-size-complex="13pt"/>
    </style:style>
    <style:style style:name="P63" style:family="paragraph" style:parent-style-name="Standard">
      <style:paragraph-properties style:text-autospace="none"/>
      <style:text-properties style:font-name="FreeMono" fo:font-size="13pt" officeooo:paragraph-rsid="033d4f3b" style:font-name-asian="FreeMono1" style:font-size-asian="13pt" style:font-name-complex="FreeMono1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97f98f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10dce35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79ffd1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8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8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0f2d4" style:font-name-asian="FreeMono1" style:font-size-asian="13pt" style:font-weight-asian="normal" style:font-name-complex="FreeMono1" style:font-size-complex="13pt" style:font-weight-complex="normal"/>
    </style:style>
    <style:style style:name="P8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97f98f" style:font-name-asian="FreeMono1" style:font-size-asian="13pt" style:font-weight-asian="normal" style:font-name-complex="FreeMono1" style:font-size-complex="13pt" style:font-weight-complex="normal"/>
    </style:style>
    <style:style style:name="P8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9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9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9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18cb073" style:font-name-asian="FreeMono1" style:font-size-asian="13pt" style:font-weight-asian="normal" style:font-name-complex="FreeMono1" style:font-size-complex="13pt" style:font-weight-complex="normal"/>
    </style:style>
    <style:style style:name="P9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9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181c49d" style:font-name-asian="FreeMono1" style:font-size-asian="13pt" style:font-weight-asian="normal" style:font-name-complex="FreeMono1" style:font-size-complex="13pt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0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10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114" style:family="paragraph" style:parent-style-name="Standard">
      <style:paragraph-properties fo:text-align="start" style:justify-single-word="false" style:text-autospace="none"/>
      <style:text-properties style:font-name="FreeMono" officeooo:paragraph-rsid="01de4d40"/>
    </style:style>
    <style:style style:name="P115" style:family="paragraph" style:parent-style-name="Standard">
      <style:paragraph-properties fo:text-align="start" style:justify-single-word="false" style:text-autospace="none"/>
      <style:text-properties style:font-name="FreeMono" officeooo:paragraph-rsid="01de68a0"/>
    </style:style>
    <style:style style:name="P116" style:family="paragraph" style:parent-style-name="Standard">
      <style:paragraph-properties fo:text-align="start" style:justify-single-word="false" style:text-autospace="none"/>
      <style:text-properties style:font-name="FreeMono" officeooo:paragraph-rsid="020f642b"/>
    </style:style>
    <style:style style:name="P11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8e80df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2ca38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9d3326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paragraph-rsid="00a28bbc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2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d752e" officeooo:paragraph-rsid="035517df" style:font-name-asian="FreeMono1" style:font-size-asian="13pt" style:font-weight-asian="normal" style:font-name-complex="FreeMono1" style:font-size-complex="13pt" style:font-weight-complex="normal"/>
    </style:style>
    <style:style style:name="P12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53fb6" officeooo:paragraph-rsid="00953fb6" style:font-name-asian="FreeMono1" style:font-size-asian="13pt" style:font-weight-asian="normal" style:font-name-complex="FreeMono1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28bbc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41564" officeooo:paragraph-rsid="00a41564" style:font-name-asian="FreeMono1" style:font-size-asian="13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0a5fdb6" style:font-name-asian="FreeMono1" style:font-size-asian="13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5fdb6" officeooo:paragraph-rsid="0363e277" style:font-name-asian="FreeMono1" style:font-size-asian="13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93ee39" officeooo:paragraph-rsid="01091100" style:font-name-asian="FreeMono1" style:font-size-asian="13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8f91cd" officeooo:paragraph-rsid="0092ca38" style:font-name-asian="FreeMono1" style:font-size-asian="13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fd9f19" officeooo:paragraph-rsid="010776af" style:font-name-asian="FreeMono1" style:font-size-asian="13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80f0ec" officeooo:paragraph-rsid="0180f0ec" style:font-name-asian="FreeMono1" style:font-size-asian="13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1a19c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14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4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15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15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15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2857890" style:font-name-asian="FreeMono1" style:font-size-asian="13pt" style:font-weight-asian="normal" style:font-name-complex="FreeMono1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5d7e24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6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48961a" officeooo:paragraph-rsid="035db11e" style:font-name-asian="FreeMono1" style:font-size-asian="13pt" style:font-weight-asian="normal" style:font-name-complex="FreeMono1" style:font-size-complex="13pt" style:font-weight-complex="normal"/>
    </style:style>
    <style:style style:name="P16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7a8c95" officeooo:paragraph-rsid="03606e63" style:font-name-asian="FreeMono1" style:font-size-asian="13pt" style:font-weight-asian="normal" style:font-name-complex="FreeMono1" style:font-size-complex="13pt" style:font-weight-complex="normal"/>
    </style:style>
    <style:style style:name="P16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16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533ee9" style:font-name-asian="FreeMono1" style:font-size-asian="11.3500003814697pt" style:font-weight-asian="normal" style:font-name-complex="FreeMono1" style:font-size-complex="13pt" style:font-weight-complex="normal"/>
    </style:style>
    <style:style style:name="P16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bc3a" officeooo:paragraph-rsid="037b258c" style:font-name-asian="FreeMono1" style:font-size-asian="11.3500003814697pt" style:font-weight-asian="normal" style:font-name-complex="FreeMono1" style:font-size-complex="13pt" style:font-weight-complex="normal"/>
    </style:style>
    <style:style style:name="P16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7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7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17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17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7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17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18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18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18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18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8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18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188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4fc4e4" officeooo:paragraph-rsid="008536c9" style:font-name-asian="FreeMono1" style:font-size-asian="13pt" style:font-weight-asian="bold" style:font-name-complex="FreeMono1" style:font-size-complex="13pt" style:font-weight-complex="bold"/>
    </style:style>
    <style:style style:name="P189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90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191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92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193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194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19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34f8ad9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196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197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98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9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20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201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202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203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204" style:family="paragraph" style:parent-style-name="Standard">
      <style:paragraph-properties fo:text-align="start" style:justify-single-word="false" style:text-autospace="none"/>
      <style:text-properties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205" style:family="paragraph" style:parent-style-name="Standard">
      <style:paragraph-properties fo:text-align="start" style:justify-single-word="false" style:text-autospace="none"/>
      <style:text-properties officeooo:paragraph-rsid="00aba559"/>
    </style:style>
    <style:style style:name="P206" style:family="paragraph" style:parent-style-name="Standard">
      <style:paragraph-properties fo:text-align="start" style:justify-single-word="false" style:text-autospace="none"/>
      <style:text-properties officeooo:paragraph-rsid="01fd7c2f"/>
    </style:style>
    <style:style style:name="P207" style:family="paragraph" style:parent-style-name="Standard">
      <style:paragraph-properties fo:text-align="start" style:justify-single-word="false" style:text-autospace="none"/>
      <style:text-properties officeooo:paragraph-rsid="01eebbae"/>
    </style:style>
    <style:style style:name="P208" style:family="paragraph" style:parent-style-name="Standard">
      <style:paragraph-properties fo:text-align="start" style:justify-single-word="false" style:text-autospace="none"/>
      <style:text-properties officeooo:paragraph-rsid="02193e2d"/>
    </style:style>
    <style:style style:name="P209" style:family="paragraph" style:parent-style-name="Standard">
      <style:paragraph-properties fo:text-align="start" style:justify-single-word="false" style:text-autospace="none"/>
      <style:text-properties officeooo:paragraph-rsid="02cdb238"/>
    </style:style>
    <style:style style:name="P210" style:family="paragraph" style:parent-style-name="Standard">
      <style:paragraph-properties fo:text-align="start" style:justify-single-word="false" style:text-autospace="none"/>
      <style:text-properties officeooo:paragraph-rsid="03606e63"/>
    </style:style>
    <style:style style:name="P211" style:family="paragraph" style:parent-style-name="Standard">
      <style:paragraph-properties fo:text-align="start" style:justify-single-word="false" style:text-autospace="none"/>
      <style:text-properties officeooo:paragraph-rsid="036a18ce"/>
    </style:style>
    <style:style style:name="P212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213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1de4d40" style:font-size-asian="16pt" style:font-weight-asian="bold" style:font-size-complex="16pt" style:font-weight-complex="bold"/>
    </style:style>
    <style:style style:name="P214" style:family="paragraph" style:parent-style-name="Standard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 style:text-autospace="none"/>
      <style:text-properties fo:font-weight="normal" officeooo:paragraph-rsid="01bf0d21" style:font-weight-asian="normal" style:font-weight-complex="normal"/>
    </style:style>
    <style:style style:name="P216" style:family="paragraph" style:parent-style-name="Standard">
      <style:paragraph-properties fo:text-align="start" style:justify-single-word="false" style:text-autospace="none"/>
      <style:text-properties fo:font-weight="normal" officeooo:paragraph-rsid="023f7307" style:font-weight-asian="normal" style:font-weight-complex="normal"/>
    </style:style>
    <style:style style:name="P21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18" style:family="paragraph" style:parent-style-name="Preformatted_20_Text">
      <style:text-properties style:font-name="FreeMono" fo:font-size="13pt" style:font-size-asian="13pt" style:font-size-complex="13pt"/>
    </style:style>
    <style:style style:name="P219" style:family="paragraph" style:parent-style-name="Preformatted_20_Text">
      <style:text-properties style:font-name="Jomolhari2" fo:font-size="13pt" officeooo:paragraph-rsid="00ab02c4" style:font-size-asian="13pt" style:font-size-complex="13pt"/>
    </style:style>
    <style:style style:name="P220" style:family="paragraph" style:parent-style-name="Table_20_Contents">
      <style:paragraph-properties fo:text-align="center" style:justify-single-word="false"/>
      <style:text-properties style:font-name="Jomolhari2" fo:font-size="13pt" style:font-name-asian="FreeMono1" style:font-size-asian="13pt" style:font-name-complex="FreeMono1" style:font-size-complex="13pt"/>
    </style:style>
    <style:style style:name="P221" style:family="paragraph" style:parent-style-name="Table_20_Contents">
      <style:paragraph-properties fo:text-align="center" style:justify-single-word="false"/>
      <style:text-properties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22" style:family="paragraph" style:parent-style-name="Table_20_Contents">
      <style:paragraph-properties fo:text-align="center" style:justify-single-word="false"/>
      <style:text-properties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center" style:justify-single-word="false"/>
      <style:text-properties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224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230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 style:list-style-name="L6">
      <style:paragraph-properties fo:text-align="start" style:justify-single-word="false" style:text-autospace="none"/>
      <style:text-properties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 style:list-style-name="L7">
      <style:paragraph-properties fo:text-align="start" style:justify-single-word="false" style:text-autospace="none"/>
      <style:text-properties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241" style:family="paragraph" style:parent-style-name="Standard" style:list-style-name="L1">
      <style:paragraph-properties style:text-autospace="none"/>
      <style:text-properties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243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244" style:family="paragraph" style:parent-style-name="Standard" style:list-style-name="L2">
      <style:paragraph-properties fo:text-align="start" style:justify-single-word="false" style:text-autospace="none"/>
      <style:text-properties style:font-name="Jomolhari2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style:font-name="Jomolhari2" fo:font-size="13pt" style:text-underline-style="none" fo:font-weight="normal" officeooo:rsid="0378a48b" officeooo:paragraph-rsid="0378a48b" style:font-name-asian="FreeMono1" style:font-size-asian="11.3500003814697pt" style:font-weight-asian="normal" style:font-name-complex="FreeMono1" style:font-size-complex="13pt" style:font-weight-complex="normal"/>
    </style:style>
    <style:style style:name="P246" style:family="paragraph" style:parent-style-name="Standard" style:list-style-name="L3">
      <style:paragraph-properties fo:text-align="start" style:justify-single-word="false" style:text-autospace="none"/>
      <style:text-properties style:font-name="Jomolhari2" fo:font-size="13pt" style:text-underline-style="none" fo:font-weight="normal" officeooo:rsid="010dce35" officeooo:paragraph-rsid="018d7cd1" style:font-name-asian="FreeMono1" style:font-size-asian="13pt" style:font-weight-asian="normal" style:font-name-complex="FreeMono1" style:font-size-complex="13pt" style:font-weight-complex="normal"/>
    </style:style>
    <style:style style:name="P247" style:family="paragraph" style:parent-style-name="Standard" style:list-style-name="L4">
      <style:paragraph-properties fo:text-align="start" style:justify-single-word="false" style:text-autospace="none"/>
      <style:text-properties style:font-name="Jomolhari2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248" style:family="paragraph" style:parent-style-name="Standard" style:list-style-name="L9">
      <style:paragraph-properties fo:text-align="start" style:justify-single-word="false" style:text-autospace="none"/>
      <style:text-properties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249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250" style:family="paragraph" style:parent-style-name="Standard">
      <style:paragraph-properties fo:text-align="start" style:justify-single-word="false" style:text-autospace="none"/>
      <style:text-properties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25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5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25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25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25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25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8f903b" style:font-name-asian="FreeMono1" style:font-size-asian="13pt" style:font-weight-asian="normal" style:font-name-complex="FreeMono1" style:font-size-complex="13pt" style:font-weight-complex="normal"/>
    </style:style>
    <style:style style:name="P25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5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25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6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26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26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26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26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d1f13" style:font-name-asian="FreeMono1" style:font-size-asian="13pt" style:font-weight-asian="normal" style:font-name-complex="FreeMono1" style:font-size-complex="13pt" style:font-weight-complex="normal"/>
    </style:style>
    <style:style style:name="P26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8f903b" style:font-name-asian="FreeMono1" style:font-size-asian="13pt" style:font-weight-asian="normal" style:font-name-complex="FreeMono1" style:font-size-complex="13pt" style:font-weight-complex="normal"/>
    </style:style>
    <style:style style:name="P26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092d7" style:font-name-asian="FreeMono1" style:font-size-asian="13pt" style:font-weight-asian="normal" style:font-name-complex="FreeMono1" style:font-size-complex="13pt" style:font-weight-complex="normal"/>
    </style:style>
    <style:style style:name="P26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26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10dce35" style:font-name-asian="FreeMono1" style:font-size-asian="13pt" style:font-weight-asian="normal" style:font-name-complex="FreeMono1" style:font-size-complex="13pt" style:font-weight-complex="normal"/>
    </style:style>
    <style:style style:name="P26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7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272" style:family="paragraph" style:parent-style-name="Standard">
      <style:paragraph-properties style:text-autospace="none"/>
      <style:text-properties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73" style:family="paragraph" style:parent-style-name="Standard">
      <style:paragraph-properties style:text-autospace="none"/>
      <style:text-properties style:font-name="FreeMono" fo:font-size="13pt" fo:font-style="normal" fo:font-weight="normal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274" style:family="paragraph" style:parent-style-name="Standard">
      <style:paragraph-properties style:text-autospace="none"/>
      <style:text-properties style:font-name="FreeMono" fo:font-size="13pt" officeooo:paragraph-rsid="03816ce2" style:font-name-asian="FreeMono1" style:font-size-asian="13pt" style:font-name-complex="FreeMono1" style:font-size-complex="13pt"/>
    </style:style>
    <style:style style:name="P275" style:family="paragraph" style:parent-style-name="Standard" style:list-style-name="L3">
      <style:paragraph-properties fo:text-align="start" style:justify-single-word="false" style:text-autospace="none"/>
      <style:text-properties officeooo:paragraph-rsid="01091100"/>
    </style:style>
    <style:style style:name="P276" style:family="paragraph" style:parent-style-name="Standard" style:list-style-name="L5">
      <style:paragraph-properties fo:text-align="start" style:justify-single-word="false" style:text-autospace="none"/>
      <style:text-properties officeooo:paragraph-rsid="0119c413"/>
    </style:style>
    <style:style style:name="P277" style:family="paragraph" style:parent-style-name="Standard" style:list-style-name="L5">
      <style:paragraph-properties fo:text-align="start" style:justify-single-word="false" style:text-autospace="none"/>
      <style:text-properties officeooo:paragraph-rsid="00a28bbc"/>
    </style:style>
    <style:style style:name="P278" style:family="paragraph" style:parent-style-name="Standard" style:list-style-name="L10">
      <style:paragraph-properties fo:text-align="start" style:justify-single-word="false" style:text-autospace="none"/>
      <style:text-properties officeooo:paragraph-rsid="029792bf"/>
    </style:style>
    <style:style style:name="P279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bf705" style:font-size-asian="11.3500003814697pt" style:font-weight-asian="normal" style:font-size-complex="13pt" style:font-weight-complex="normal"/>
    </style:style>
    <style:style style:name="P280" style:family="paragraph" style:parent-style-name="Standard" style:list-style-name="L8">
      <style:paragraph-properties fo:text-align="start" style:justify-single-word="false" style:text-autospace="none"/>
      <style:text-properties fo:font-size="13pt" fo:font-weight="normal" officeooo:paragraph-rsid="019dedd1" style:font-size-asian="11.3500003814697pt" style:font-weight-asian="normal" style:font-size-complex="13pt" style:font-weight-complex="normal"/>
    </style:style>
    <style:style style:name="P281" style:family="paragraph" style:parent-style-name="Standard">
      <style:paragraph-properties fo:text-align="start" style:justify-single-word="false" style:text-autospace="none"/>
      <style:text-properties fo:font-size="16pt" fo:font-weight="bold" officeooo:paragraph-rsid="00dd84a8" style:font-size-asian="16pt" style:font-weight-asian="bold" style:font-size-complex="16pt" style:font-weight-complex="bold"/>
    </style:style>
    <style:style style:name="P282" style:family="paragraph">
      <style:paragraph-properties fo:text-align="center"/>
    </style:style>
    <style:style style:name="P28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85517d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33f450c" style:font-style-asian="normal" style:font-style-complex="normal"/>
    </style:style>
    <style:style style:name="T19" style:family="text">
      <style:text-properties fo:font-style="normal" officeooo:rsid="033df659" style:font-style-asian="normal" style:font-style-complex="normal"/>
    </style:style>
    <style:style style:name="T20" style:family="text">
      <style:text-properties officeooo:rsid="00210abb"/>
    </style:style>
    <style:style style:name="T21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8" style:family="text">
      <style:text-properties officeooo:rsid="002307af"/>
    </style:style>
    <style:style style:name="T29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30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31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2ae270e" style:font-weight-asian="bold" style:font-weight-complex="bold"/>
    </style:style>
    <style:style style:name="T34" style:family="text">
      <style:text-properties fo:font-weight="bold" officeooo:rsid="02dcfea0" style:font-weight-asian="bold" style:font-weight-complex="bold"/>
    </style:style>
    <style:style style:name="T35" style:family="text">
      <style:text-properties fo:font-weight="bold" officeooo:rsid="02e6be43" style:font-weight-asian="bold" style:font-weight-complex="bold"/>
    </style:style>
    <style:style style:name="T36" style:family="text">
      <style:text-properties fo:font-weight="bold" officeooo:rsid="02ed4c69" style:font-weight-asian="bold" style:font-weight-complex="bold"/>
    </style:style>
    <style:style style:name="T37" style:family="text">
      <style:text-properties officeooo:rsid="002542da"/>
    </style:style>
    <style:style style:name="T38" style:family="text">
      <style:text-properties officeooo:rsid="0029c6eb"/>
    </style:style>
    <style:style style:name="T39" style:family="text">
      <style:text-properties officeooo:rsid="002ada64"/>
    </style:style>
    <style:style style:name="T40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b5b2a5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207e6f0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5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6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7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70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71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72" style:family="text">
      <style:text-properties style:font-name="Jomolhari1" officeooo:rsid="009b736b" style:font-name-asian="FreeMono1" style:font-name-complex="FreeMono1"/>
    </style:style>
    <style:style style:name="T73" style:family="text">
      <style:text-properties style:font-name="Jomolhari1" officeooo:rsid="00a8a77a" style:font-name-asian="FreeMono1" style:font-name-complex="FreeMono1"/>
    </style:style>
    <style:style style:name="T74" style:family="text">
      <style:text-properties style:font-name="Jomolhari1" officeooo:rsid="00a902d6" style:font-name-asian="FreeMono1" style:font-name-complex="FreeMono1"/>
    </style:style>
    <style:style style:name="T75" style:family="text">
      <style:text-properties style:font-name="Jomolhari1" style:text-underline-style="none" officeooo:rsid="00dbf073" style:font-name-asian="FreeMono1" style:font-name-complex="FreeMono1"/>
    </style:style>
    <style:style style:name="T76" style:family="text">
      <style:text-properties style:font-name="Jomolhari1" style:text-underline-style="none" officeooo:rsid="01de4d40" style:font-name-asian="FreeMono1" style:font-name-complex="FreeMono1"/>
    </style:style>
    <style:style style:name="T77" style:family="text">
      <style:text-properties style:font-name="Jomolhari1" style:text-underline-style="none" officeooo:rsid="01ebe817" style:font-name-asian="FreeMono1" style:font-name-complex="FreeMono1"/>
    </style:style>
    <style:style style:name="T78" style:family="text">
      <style:text-properties style:font-name="Jomolhari1" style:text-underline-style="none" officeooo:rsid="0350f533" style:font-name-asian="FreeMono1" style:font-name-complex="FreeMono1"/>
    </style:style>
    <style:style style:name="T79" style:family="text">
      <style:text-properties style:font-name="Jomolhari1" officeooo:rsid="01ae9030"/>
    </style:style>
    <style:style style:name="T80" style:family="text">
      <style:text-properties style:font-name="Jomolhari1" officeooo:rsid="01bf0d21"/>
    </style:style>
    <style:style style:name="T81" style:family="text">
      <style:text-properties style:font-name="Jomolhari1" officeooo:rsid="01bf0d21" style:font-size-asian="13pt"/>
    </style:style>
    <style:style style:name="T82" style:family="text">
      <style:text-properties style:font-name="Jomolhari1" officeooo:rsid="01bfdbd5" style:font-size-asian="13pt"/>
    </style:style>
    <style:style style:name="T83" style:family="text">
      <style:text-properties style:font-name="Jomolhari1" officeooo:rsid="02a629c0" style:font-size-asian="13pt"/>
    </style:style>
    <style:style style:name="T84" style:family="text">
      <style:text-properties style:font-name="Jomolhari1" officeooo:rsid="01d0d0b6"/>
    </style:style>
    <style:style style:name="T85" style:family="text">
      <style:text-properties style:font-name="Jomolhari1" officeooo:rsid="0215ee78"/>
    </style:style>
    <style:style style:name="T86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7" style:family="text">
      <style:text-properties style:font-name="Jomolhari1" officeooo:rsid="02a7dc76"/>
    </style:style>
    <style:style style:name="T88" style:family="text">
      <style:text-properties style:font-name="Jomolhari1" officeooo:rsid="0350f533"/>
    </style:style>
    <style:style style:name="T89" style:family="text">
      <style:text-properties officeooo:rsid="002e094a"/>
    </style:style>
    <style:style style:name="T90" style:family="text">
      <style:text-properties officeooo:rsid="002fc7b4"/>
    </style:style>
    <style:style style:name="T91" style:family="text">
      <style:text-properties officeooo:rsid="0030c228"/>
    </style:style>
    <style:style style:name="T92" style:family="text">
      <style:text-properties officeooo:rsid="00340377"/>
    </style:style>
    <style:style style:name="T93" style:family="text">
      <style:text-properties officeooo:rsid="00347eb5"/>
    </style:style>
    <style:style style:name="T94" style:family="text">
      <style:text-properties style:font-name="FreeMono"/>
    </style:style>
    <style:style style:name="T95" style:family="text">
      <style:text-properties style:font-name="FreeMono" officeooo:rsid="00340377"/>
    </style:style>
    <style:style style:name="T96" style:family="text">
      <style:text-properties style:font-name="FreeMono" officeooo:rsid="0038e2d5"/>
    </style:style>
    <style:style style:name="T97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4" style:family="text">
      <style:text-properties style:font-name="FreeMono" officeooo:rsid="0017bb14"/>
    </style:style>
    <style:style style:name="T105" style:family="text">
      <style:text-properties style:font-name="FreeMono" officeooo:rsid="00f2a4c6" style:font-name-asian="FreeMono1" style:font-name-complex="FreeMono1"/>
    </style:style>
    <style:style style:name="T106" style:family="text">
      <style:text-properties style:font-name="FreeMono" officeooo:rsid="00ab02c4"/>
    </style:style>
    <style:style style:name="T107" style:family="text">
      <style:text-properties style:font-name="FreeMono" officeooo:rsid="010123cb"/>
    </style:style>
    <style:style style:name="T108" style:family="text">
      <style:text-properties style:font-name="FreeMono" officeooo:rsid="01395956"/>
    </style:style>
    <style:style style:name="T109" style:family="text">
      <style:text-properties style:font-name="FreeMono" officeooo:rsid="01a12e7e"/>
    </style:style>
    <style:style style:name="T110" style:family="text">
      <style:text-properties style:font-name="FreeMono" officeooo:rsid="01c83c9b"/>
    </style:style>
    <style:style style:name="T111" style:family="text">
      <style:text-properties style:font-name="FreeMono" officeooo:rsid="0202e55e"/>
    </style:style>
    <style:style style:name="T112" style:family="text">
      <style:text-properties style:font-name="FreeMono" officeooo:rsid="024d1d0b"/>
    </style:style>
    <style:style style:name="T113" style:family="text">
      <style:text-properties style:font-name="FreeMono" officeooo:rsid="0157de33"/>
    </style:style>
    <style:style style:name="T114" style:family="text">
      <style:text-properties style:font-name="FreeMono" officeooo:rsid="015872ec"/>
    </style:style>
    <style:style style:name="T115" style:family="text">
      <style:text-properties style:font-name="FreeMono" officeooo:rsid="015d7e24"/>
    </style:style>
    <style:style style:name="T116" style:family="text">
      <style:text-properties style:font-name="FreeMono" officeooo:rsid="03383472"/>
    </style:style>
    <style:style style:name="T117" style:family="text">
      <style:text-properties style:font-name="FreeMono" officeooo:rsid="03375338"/>
    </style:style>
    <style:style style:name="T118" style:family="text">
      <style:text-properties style:font-name="FreeMono" officeooo:rsid="03775d28"/>
    </style:style>
    <style:style style:name="T119" style:family="text">
      <style:text-properties style:font-name="FreeMono" officeooo:rsid="0333b742"/>
    </style:style>
    <style:style style:name="T120" style:family="text">
      <style:text-properties officeooo:rsid="00377a52"/>
    </style:style>
    <style:style style:name="T121" style:family="text">
      <style:text-properties officeooo:rsid="00388ead"/>
    </style:style>
    <style:style style:name="T122" style:family="text">
      <style:text-properties officeooo:rsid="0038e2d5"/>
    </style:style>
    <style:style style:name="T123" style:family="text">
      <style:text-properties officeooo:rsid="003a42fd"/>
    </style:style>
    <style:style style:name="T124" style:family="text">
      <style:text-properties officeooo:rsid="003c1f98"/>
    </style:style>
    <style:style style:name="T125" style:family="text">
      <style:text-properties officeooo:rsid="00468101"/>
    </style:style>
    <style:style style:name="T126" style:family="text">
      <style:text-properties officeooo:rsid="0049fa84" style:font-name-asian="FreeMono1" style:font-name-complex="FreeMono1"/>
    </style:style>
    <style:style style:name="T127" style:family="text">
      <style:text-properties officeooo:rsid="004e5883" style:font-name-asian="FreeMono1" style:font-name-complex="FreeMono1"/>
    </style:style>
    <style:style style:name="T128" style:family="text">
      <style:text-properties officeooo:rsid="0076ff5d" style:font-name-asian="FreeMono1" style:font-name-complex="FreeMono1"/>
    </style:style>
    <style:style style:name="T129" style:family="text">
      <style:text-properties officeooo:rsid="0079935e" style:font-name-asian="FreeMono1" style:font-name-complex="FreeMono1"/>
    </style:style>
    <style:style style:name="T130" style:family="text">
      <style:text-properties officeooo:rsid="0079bc3a" style:font-name-asian="FreeMono1" style:font-name-complex="FreeMono1"/>
    </style:style>
    <style:style style:name="T131" style:family="text">
      <style:text-properties officeooo:rsid="0079ffd1" style:font-name-asian="FreeMono1" style:font-name-complex="FreeMono1"/>
    </style:style>
    <style:style style:name="T132" style:family="text">
      <style:text-properties officeooo:rsid="007bcdf1" style:font-name-asian="FreeMono1" style:font-name-complex="FreeMono1"/>
    </style:style>
    <style:style style:name="T133" style:family="text">
      <style:text-properties officeooo:rsid="007d55d2" style:font-name-asian="FreeMono1" style:font-name-complex="FreeMono1"/>
    </style:style>
    <style:style style:name="T134" style:family="text">
      <style:text-properties officeooo:rsid="00824e40" style:font-name-asian="FreeMono1" style:font-name-complex="FreeMono1"/>
    </style:style>
    <style:style style:name="T135" style:family="text">
      <style:text-properties officeooo:rsid="008c158b" style:font-name-asian="FreeMono1" style:font-name-complex="FreeMono1"/>
    </style:style>
    <style:style style:name="T136" style:family="text">
      <style:text-properties officeooo:rsid="008c967b" style:font-name-asian="FreeMono1" style:font-name-complex="FreeMono1"/>
    </style:style>
    <style:style style:name="T137" style:family="text">
      <style:text-properties officeooo:rsid="008f91cd" style:font-name-asian="FreeMono1" style:font-name-complex="FreeMono1"/>
    </style:style>
    <style:style style:name="T138" style:family="text">
      <style:text-properties officeooo:rsid="0090f2d4" style:font-name-asian="FreeMono1" style:font-name-complex="FreeMono1"/>
    </style:style>
    <style:style style:name="T139" style:family="text">
      <style:text-properties officeooo:rsid="0092ca38" style:font-name-asian="FreeMono1" style:font-name-complex="FreeMono1"/>
    </style:style>
    <style:style style:name="T140" style:family="text">
      <style:text-properties officeooo:rsid="0093ee39" style:font-name-asian="FreeMono1" style:font-name-complex="FreeMono1"/>
    </style:style>
    <style:style style:name="T141" style:family="text">
      <style:text-properties officeooo:rsid="00973e90" style:font-name-asian="FreeMono1" style:font-name-complex="FreeMono1"/>
    </style:style>
    <style:style style:name="T142" style:family="text">
      <style:text-properties officeooo:rsid="009914bb" style:font-name-asian="FreeMono1" style:font-name-complex="FreeMono1"/>
    </style:style>
    <style:style style:name="T143" style:family="text">
      <style:text-properties officeooo:rsid="009d3326" style:font-name-asian="FreeMono1" style:font-name-complex="FreeMono1"/>
    </style:style>
    <style:style style:name="T144" style:family="text">
      <style:text-properties officeooo:rsid="009f0648" style:font-name-asian="FreeMono1" style:font-name-complex="FreeMono1"/>
    </style:style>
    <style:style style:name="T145" style:family="text">
      <style:text-properties officeooo:rsid="00dd84a8" style:font-name-asian="FreeMono1" style:font-name-complex="FreeMono1"/>
    </style:style>
    <style:style style:name="T146" style:family="text">
      <style:text-properties officeooo:rsid="00ef08d7" style:font-name-asian="FreeMono1" style:font-name-complex="FreeMono1"/>
    </style:style>
    <style:style style:name="T147" style:family="text">
      <style:text-properties officeooo:rsid="00ef60f6" style:font-name-asian="FreeMono1" style:font-name-complex="FreeMono1"/>
    </style:style>
    <style:style style:name="T148" style:family="text">
      <style:text-properties officeooo:rsid="00efcdf8" style:font-name-asian="FreeMono1" style:font-name-complex="FreeMono1"/>
    </style:style>
    <style:style style:name="T149" style:family="text">
      <style:text-properties officeooo:rsid="00f2a4c6" style:font-name-asian="FreeMono1" style:font-name-complex="FreeMono1"/>
    </style:style>
    <style:style style:name="T150" style:family="text">
      <style:text-properties officeooo:rsid="00f37191" style:font-name-asian="FreeMono1" style:font-name-complex="FreeMono1"/>
    </style:style>
    <style:style style:name="T151" style:family="text">
      <style:text-properties officeooo:rsid="00f54338" style:font-name-asian="FreeMono1" style:font-name-complex="FreeMono1"/>
    </style:style>
    <style:style style:name="T152" style:family="text">
      <style:text-properties officeooo:rsid="011231bb" style:font-name-asian="FreeMono1" style:font-name-complex="FreeMono1"/>
    </style:style>
    <style:style style:name="T153" style:family="text">
      <style:text-properties officeooo:rsid="018cd052" style:font-name-asian="FreeMono1" style:font-name-complex="FreeMono1"/>
    </style:style>
    <style:style style:name="T154" style:family="text">
      <style:text-properties officeooo:rsid="027ce363" style:font-name-asian="FreeMono1" style:font-name-complex="FreeMono1"/>
    </style:style>
    <style:style style:name="T155" style:family="text">
      <style:text-properties officeooo:rsid="027d9506" style:font-name-asian="FreeMono1" style:font-name-complex="FreeMono1"/>
    </style:style>
    <style:style style:name="T156" style:family="text">
      <style:text-properties officeooo:rsid="027dfb8d" style:font-name-asian="FreeMono1" style:font-name-complex="FreeMono1"/>
    </style:style>
    <style:style style:name="T157" style:family="text">
      <style:text-properties officeooo:rsid="03383472" style:font-name-asian="FreeMono1" style:font-name-complex="FreeMono1"/>
    </style:style>
    <style:style style:name="T158" style:family="text">
      <style:text-properties officeooo:rsid="034ef6b2" style:font-name-asian="FreeMono1" style:font-name-complex="FreeMono1"/>
    </style:style>
    <style:style style:name="T159" style:family="text">
      <style:text-properties officeooo:rsid="0350f533" style:font-name-asian="FreeMono1" style:font-name-complex="FreeMono1"/>
    </style:style>
    <style:style style:name="T160" style:family="text">
      <style:text-properties officeooo:rsid="03580999" style:font-name-asian="FreeMono1" style:font-name-complex="FreeMono1"/>
    </style:style>
    <style:style style:name="T161" style:family="text">
      <style:text-properties officeooo:rsid="0363e277" style:font-name-asian="FreeMono1" style:font-name-complex="FreeMono1"/>
    </style:style>
    <style:style style:name="T162" style:family="text">
      <style:text-properties officeooo:rsid="03743e91" style:font-name-asian="FreeMono1" style:font-name-complex="FreeMono1"/>
    </style:style>
    <style:style style:name="T163" style:family="text">
      <style:text-properties style:font-name="Jomolhari2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164" style:family="text">
      <style:text-properties style:font-name="Jomolhari2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165" style:family="text">
      <style:text-properties style:font-name="Jomolhari2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166" style:family="text">
      <style:text-properties style:font-name="Jomolhari2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167" style:family="text">
      <style:text-properties style:font-name="Jomolhari2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2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2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2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184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85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86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87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88" style:family="text">
      <style:text-properties style:font-name="Jomolhari2" style:text-underline-style="none" officeooo:rsid="019bf705" style:font-name-asian="FreeMono1" style:font-name-complex="FreeMono1"/>
    </style:style>
    <style:style style:name="T189" style:family="text">
      <style:text-properties style:font-name="Jomolhari2" style:text-underline-style="none" officeooo:rsid="019dedd1" style:font-name-asian="FreeMono1" style:font-name-complex="FreeMono1"/>
    </style:style>
    <style:style style:name="T190" style:family="text">
      <style:text-properties style:font-name="Jomolhari2" style:text-underline-style="none" officeooo:rsid="01c4eccc" style:font-name-asian="FreeMono1" style:font-name-complex="FreeMono1"/>
    </style:style>
    <style:style style:name="T191" style:family="text">
      <style:text-properties style:font-name="Jomolhari2" style:text-underline-style="none" officeooo:rsid="01cf2b39" style:font-name-asian="FreeMono1" style:font-name-complex="FreeMono1"/>
    </style:style>
    <style:style style:name="T192" style:family="text">
      <style:text-properties style:font-name="Jomolhari2" style:text-underline-style="none" officeooo:rsid="01d033c5" style:font-name-asian="FreeMono1" style:font-name-complex="FreeMono1"/>
    </style:style>
    <style:style style:name="T193" style:family="text">
      <style:text-properties style:font-name="Jomolhari2" officeooo:rsid="01a09486"/>
    </style:style>
    <style:style style:name="T194" style:family="text">
      <style:text-properties style:font-name="Jomolhari2" officeooo:rsid="01a12e7e"/>
    </style:style>
    <style:style style:name="T195" style:family="text">
      <style:text-properties style:font-name="Jomolhari2" officeooo:rsid="01a2f11b"/>
    </style:style>
    <style:style style:name="T196" style:family="text">
      <style:text-properties style:font-name="Jomolhari2" officeooo:rsid="01a596c9"/>
    </style:style>
    <style:style style:name="T197" style:family="text">
      <style:text-properties style:font-name="Jomolhari2" fo:font-weight="bold" officeooo:rsid="01a596c9" style:font-weight-asian="bold" style:font-weight-complex="bold"/>
    </style:style>
    <style:style style:name="T198" style:family="text">
      <style:text-properties style:font-name="Jomolhari2" fo:font-weight="bold" officeooo:rsid="01abfe7f" style:font-weight-asian="bold" style:font-weight-complex="bold"/>
    </style:style>
    <style:style style:name="T199" style:family="text">
      <style:text-properties style:font-name="Jomolhari2" fo:font-weight="bold" officeooo:rsid="01ad85b7" style:font-weight-asian="bold" style:font-weight-complex="bold"/>
    </style:style>
    <style:style style:name="T200" style:family="text">
      <style:text-properties style:font-name="Jomolhari2" officeooo:rsid="01d24379" style:font-size-asian="11.3500003814697pt"/>
    </style:style>
    <style:style style:name="T201" style:family="text">
      <style:text-properties style:font-name="Jomolhari2" officeooo:rsid="022dd9c2" style:font-size-asian="11.3500003814697pt"/>
    </style:style>
    <style:style style:name="T202" style:family="text">
      <style:text-properties style:font-name="Jomolhari2" officeooo:rsid="01a09486" style:font-size-asian="11.3500003814697pt"/>
    </style:style>
    <style:style style:name="T203" style:family="text">
      <style:text-properties style:font-name="Jomolhari2" officeooo:rsid="02ac999a" style:font-size-asian="11.3500003814697pt"/>
    </style:style>
    <style:style style:name="T204" style:family="text">
      <style:text-properties style:font-name="Jomolhari2" officeooo:rsid="01abfe7f"/>
    </style:style>
    <style:style style:name="T205" style:family="text">
      <style:text-properties style:font-name="Jomolhari2" officeooo:rsid="01ae9030"/>
    </style:style>
    <style:style style:name="T206" style:family="text">
      <style:text-properties style:font-name="Jomolhari2" officeooo:rsid="01b006cd"/>
    </style:style>
    <style:style style:name="T207" style:family="text">
      <style:text-properties style:font-name="Jomolhari2" officeooo:rsid="01c6aae6"/>
    </style:style>
    <style:style style:name="T208" style:family="text">
      <style:text-properties style:font-name="Jomolhari2" officeooo:rsid="01c8dec4"/>
    </style:style>
    <style:style style:name="T209" style:family="text">
      <style:text-properties style:font-name="Jomolhari2" officeooo:rsid="02157d73"/>
    </style:style>
    <style:style style:name="T210" style:family="text">
      <style:text-properties style:font-name="Jomolhari2" officeooo:rsid="022d4cdb"/>
    </style:style>
    <style:style style:name="T211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12" style:family="text">
      <style:text-properties style:font-name="Jomolhari2" officeooo:rsid="0251e84e"/>
    </style:style>
    <style:style style:name="T213" style:family="text">
      <style:text-properties officeooo:rsid="00a9ce4e"/>
    </style:style>
    <style:style style:name="T214" style:family="text">
      <style:text-properties officeooo:rsid="00aa6c76"/>
    </style:style>
    <style:style style:name="T215" style:family="text">
      <style:text-properties officeooo:rsid="00ab02c4"/>
    </style:style>
    <style:style style:name="T216" style:family="text">
      <style:text-properties officeooo:rsid="00acb9cd"/>
    </style:style>
    <style:style style:name="T217" style:family="text">
      <style:text-properties officeooo:rsid="00adc0fe"/>
    </style:style>
    <style:style style:name="T218" style:family="text">
      <style:text-properties officeooo:rsid="00f1a60a"/>
    </style:style>
    <style:style style:name="T219" style:family="text">
      <style:text-properties officeooo:rsid="00fd9f19"/>
    </style:style>
    <style:style style:name="T220" style:family="text">
      <style:text-properties officeooo:rsid="00ff3a72"/>
    </style:style>
    <style:style style:name="T221" style:family="text">
      <style:text-properties officeooo:rsid="00ff3cbe"/>
    </style:style>
    <style:style style:name="T222" style:family="text">
      <style:text-properties officeooo:rsid="010123cb"/>
    </style:style>
    <style:style style:name="T223" style:family="text">
      <style:text-properties officeooo:rsid="010776af"/>
    </style:style>
    <style:style style:name="T224" style:family="text">
      <style:text-properties officeooo:rsid="010dce35"/>
    </style:style>
    <style:style style:name="T225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226" style:family="text">
      <style:text-properties fo:font-variant="normal" fo:text-transform="none" fo:color="#222222" style:font-name="Jomolhari2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227" style:family="text">
      <style:text-properties officeooo:rsid="01233e96"/>
    </style:style>
    <style:style style:name="T228" style:family="text">
      <style:text-properties officeooo:rsid="01236834"/>
    </style:style>
    <style:style style:name="T229" style:family="text">
      <style:text-properties officeooo:rsid="01253930"/>
    </style:style>
    <style:style style:name="T230" style:family="text">
      <style:text-properties officeooo:rsid="0126f356"/>
    </style:style>
    <style:style style:name="T231" style:family="text">
      <style:text-properties officeooo:rsid="01278436"/>
    </style:style>
    <style:style style:name="T232" style:family="text">
      <style:text-properties officeooo:rsid="01292cc3"/>
    </style:style>
    <style:style style:name="T233" style:family="text">
      <style:text-properties officeooo:rsid="0129eaf8"/>
    </style:style>
    <style:style style:name="T234" style:family="text">
      <style:text-properties officeooo:rsid="012b03f4"/>
    </style:style>
    <style:style style:name="T235" style:family="text">
      <style:text-properties officeooo:rsid="0130e93c"/>
    </style:style>
    <style:style style:name="T236" style:family="text">
      <style:text-properties officeooo:rsid="01326bc8"/>
    </style:style>
    <style:style style:name="T237" style:family="text">
      <style:text-properties officeooo:rsid="0133e575"/>
    </style:style>
    <style:style style:name="T238" style:family="text">
      <style:text-properties officeooo:rsid="013551d7"/>
    </style:style>
    <style:style style:name="T239" style:family="text">
      <style:text-properties officeooo:rsid="013552f9"/>
    </style:style>
    <style:style style:name="T240" style:family="text">
      <style:text-properties officeooo:rsid="0135e9ca"/>
    </style:style>
    <style:style style:name="T241" style:family="text">
      <style:text-properties officeooo:rsid="0136c71e"/>
    </style:style>
    <style:style style:name="T242" style:family="text">
      <style:text-properties officeooo:rsid="013851ea"/>
    </style:style>
    <style:style style:name="T243" style:family="text">
      <style:text-properties officeooo:rsid="0138eb0e"/>
    </style:style>
    <style:style style:name="T244" style:family="text">
      <style:text-properties officeooo:rsid="01395956"/>
    </style:style>
    <style:style style:name="T245" style:family="text">
      <style:text-properties officeooo:rsid="01406dbe"/>
    </style:style>
    <style:style style:name="T246" style:family="text">
      <style:text-properties officeooo:rsid="01462ac0"/>
    </style:style>
    <style:style style:name="T247" style:family="text">
      <style:text-properties officeooo:rsid="0148961a"/>
    </style:style>
    <style:style style:name="T248" style:family="text">
      <style:text-properties officeooo:rsid="014a7ebd"/>
    </style:style>
    <style:style style:name="T249" style:family="text">
      <style:text-properties officeooo:rsid="014edd7b"/>
    </style:style>
    <style:style style:name="T250" style:family="text">
      <style:text-properties officeooo:rsid="014fe85d"/>
    </style:style>
    <style:style style:name="T251" style:family="text">
      <style:text-properties officeooo:rsid="015136f5"/>
    </style:style>
    <style:style style:name="T252" style:family="text">
      <style:text-properties officeooo:rsid="0151776f"/>
    </style:style>
    <style:style style:name="T253" style:family="text">
      <style:text-properties officeooo:rsid="015323d2"/>
    </style:style>
    <style:style style:name="T254" style:family="text">
      <style:text-properties officeooo:rsid="01534a2b"/>
    </style:style>
    <style:style style:name="T255" style:family="text">
      <style:text-properties officeooo:rsid="01543fb6"/>
    </style:style>
    <style:style style:name="T256" style:family="text">
      <style:text-properties officeooo:rsid="015872ec"/>
    </style:style>
    <style:style style:name="T257" style:family="text">
      <style:text-properties officeooo:rsid="015a60ed"/>
    </style:style>
    <style:style style:name="T258" style:family="text">
      <style:text-properties officeooo:rsid="015bd8e6"/>
    </style:style>
    <style:style style:name="T259" style:family="text">
      <style:text-properties officeooo:rsid="0180f0ec"/>
    </style:style>
    <style:style style:name="T260" style:family="text">
      <style:text-properties officeooo:rsid="01859472"/>
    </style:style>
    <style:style style:name="T261" style:family="text">
      <style:text-properties officeooo:rsid="0186a378"/>
    </style:style>
    <style:style style:name="T262" style:family="text">
      <style:text-properties officeooo:rsid="0189c187"/>
    </style:style>
    <style:style style:name="T263" style:family="text">
      <style:text-properties officeooo:rsid="018b1505"/>
    </style:style>
    <style:style style:name="T264" style:family="text">
      <style:text-properties officeooo:rsid="018d7cd1"/>
    </style:style>
    <style:style style:name="T265" style:family="text">
      <style:text-properties officeooo:rsid="0195d527"/>
    </style:style>
    <style:style style:name="T266" style:family="text">
      <style:text-properties officeooo:rsid="01979d95"/>
    </style:style>
    <style:style style:name="T267" style:family="text">
      <style:text-properties officeooo:rsid="0198354f"/>
    </style:style>
    <style:style style:name="T268" style:family="text">
      <style:text-properties officeooo:rsid="01a09486"/>
    </style:style>
    <style:style style:name="T269" style:family="text">
      <style:text-properties officeooo:rsid="01a12e7e"/>
    </style:style>
    <style:style style:name="T270" style:family="text">
      <style:text-properties officeooo:rsid="01a2f11b"/>
    </style:style>
    <style:style style:name="T271" style:family="text">
      <style:text-properties style:font-name="Jomolhari" fo:font-weight="bold" officeooo:rsid="01b006cd" style:font-weight-asian="bold" style:font-weight-complex="bold"/>
    </style:style>
    <style:style style:name="T272" style:family="text">
      <style:text-properties style:font-name="Jomolhari" fo:font-weight="bold" officeooo:rsid="01bbf20e" style:font-weight-asian="bold" style:font-weight-complex="bold"/>
    </style:style>
    <style:style style:name="T273" style:family="text">
      <style:text-properties style:font-name="Jomolhari" officeooo:rsid="01bbf20e"/>
    </style:style>
    <style:style style:name="T274" style:family="text">
      <style:text-properties style:font-name="Jomolhari" officeooo:rsid="01c157c4"/>
    </style:style>
    <style:style style:name="T275" style:family="text">
      <style:text-properties style:font-name="Jomolhari" officeooo:rsid="02416dcc"/>
    </style:style>
    <style:style style:name="T276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77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78" style:family="text">
      <style:text-properties officeooo:rsid="01fbaeb3"/>
    </style:style>
    <style:style style:name="T279" style:family="text">
      <style:text-properties officeooo:rsid="0202e55e"/>
    </style:style>
    <style:style style:name="T280" style:family="text">
      <style:text-properties officeooo:rsid="024b507b"/>
    </style:style>
    <style:style style:name="T281" style:family="text">
      <style:text-properties officeooo:rsid="024c4d7d"/>
    </style:style>
    <style:style style:name="T282" style:family="text">
      <style:text-properties officeooo:rsid="024d1d0b"/>
    </style:style>
    <style:style style:name="T283" style:family="text">
      <style:text-properties officeooo:rsid="024e7320"/>
    </style:style>
    <style:style style:name="T284" style:family="text">
      <style:text-properties officeooo:rsid="02541f61"/>
    </style:style>
    <style:style style:name="T285" style:family="text">
      <style:text-properties officeooo:rsid="0254d87a"/>
    </style:style>
    <style:style style:name="T286" style:family="text">
      <style:text-properties officeooo:rsid="02558c26"/>
    </style:style>
    <style:style style:name="T287" style:family="text">
      <style:text-properties officeooo:rsid="0255aa24"/>
    </style:style>
    <style:style style:name="T288" style:family="text">
      <style:text-properties officeooo:rsid="02576520"/>
    </style:style>
    <style:style style:name="T289" style:family="text">
      <style:text-properties officeooo:rsid="02578461"/>
    </style:style>
    <style:style style:name="T290" style:family="text">
      <style:text-properties officeooo:rsid="025a9224"/>
    </style:style>
    <style:style style:name="T291" style:family="text">
      <style:text-properties officeooo:rsid="025d142f"/>
    </style:style>
    <style:style style:name="T292" style:family="text">
      <style:text-properties officeooo:rsid="02604243"/>
    </style:style>
    <style:style style:name="T293" style:family="text">
      <style:text-properties officeooo:rsid="0261117e"/>
    </style:style>
    <style:style style:name="T294" style:family="text">
      <style:text-properties officeooo:rsid="02621d2a"/>
    </style:style>
    <style:style style:name="T295" style:family="text">
      <style:text-properties officeooo:rsid="0264de6a"/>
    </style:style>
    <style:style style:name="T296" style:family="text">
      <style:text-properties officeooo:rsid="02665170"/>
    </style:style>
    <style:style style:name="T297" style:family="text">
      <style:text-properties officeooo:rsid="0269c1d1"/>
    </style:style>
    <style:style style:name="T298" style:family="text">
      <style:text-properties officeooo:rsid="026b5087"/>
    </style:style>
    <style:style style:name="T299" style:family="text">
      <style:text-properties officeooo:rsid="026d4ec5"/>
    </style:style>
    <style:style style:name="T300" style:family="text">
      <style:text-properties officeooo:rsid="026deba7"/>
    </style:style>
    <style:style style:name="T301" style:family="text">
      <style:text-properties officeooo:rsid="0274a2d5"/>
    </style:style>
    <style:style style:name="T302" style:family="text">
      <style:text-properties officeooo:rsid="027503ac"/>
    </style:style>
    <style:style style:name="T303" style:family="text">
      <style:text-properties officeooo:rsid="02759589"/>
    </style:style>
    <style:style style:name="T304" style:family="text">
      <style:text-properties officeooo:rsid="0276eb78"/>
    </style:style>
    <style:style style:name="T305" style:family="text">
      <style:text-properties officeooo:rsid="027dfb8d"/>
    </style:style>
    <style:style style:name="T306" style:family="text">
      <style:text-properties officeooo:rsid="027f3a46"/>
    </style:style>
    <style:style style:name="T307" style:family="text">
      <style:text-properties officeooo:rsid="0280fd69"/>
    </style:style>
    <style:style style:name="T308" style:family="text">
      <style:text-properties officeooo:rsid="012a3cb3"/>
    </style:style>
    <style:style style:name="T309" style:family="text">
      <style:text-properties officeooo:rsid="00b38846"/>
    </style:style>
    <style:style style:name="T310" style:family="text">
      <style:text-properties officeooo:rsid="00b4a25d"/>
    </style:style>
    <style:style style:name="T311" style:family="text">
      <style:text-properties officeooo:rsid="028b06ca"/>
    </style:style>
    <style:style style:name="T312" style:family="text">
      <style:text-properties officeooo:rsid="028bca6e"/>
    </style:style>
    <style:style style:name="T313" style:family="text">
      <style:text-properties officeooo:rsid="028c205f"/>
    </style:style>
    <style:style style:name="T314" style:family="text">
      <style:text-properties officeooo:rsid="02905a7d"/>
    </style:style>
    <style:style style:name="T315" style:family="text">
      <style:text-properties officeooo:rsid="02919b93"/>
    </style:style>
    <style:style style:name="T316" style:family="text">
      <style:text-properties officeooo:rsid="02937452"/>
    </style:style>
    <style:style style:name="T317" style:family="text">
      <style:text-properties officeooo:rsid="029792bf"/>
    </style:style>
    <style:style style:name="T318" style:family="text">
      <style:text-properties officeooo:rsid="0297df4c"/>
    </style:style>
    <style:style style:name="T319" style:family="text">
      <style:text-properties officeooo:rsid="029902fe"/>
    </style:style>
    <style:style style:name="T320" style:family="text">
      <style:text-properties officeooo:rsid="02a2d3fb"/>
    </style:style>
    <style:style style:name="T321" style:family="text">
      <style:text-properties officeooo:rsid="02a60ed4"/>
    </style:style>
    <style:style style:name="T322" style:family="text">
      <style:text-properties officeooo:rsid="02a7dc76"/>
    </style:style>
    <style:style style:name="T323" style:family="text">
      <style:text-properties officeooo:rsid="02ac999a"/>
    </style:style>
    <style:style style:name="T324" style:family="text">
      <style:text-properties officeooo:rsid="02ae270e"/>
    </style:style>
    <style:style style:name="T325" style:family="text">
      <style:text-properties officeooo:rsid="02af5875"/>
    </style:style>
    <style:style style:name="T326" style:family="text">
      <style:text-properties officeooo:rsid="02d9d4b8"/>
    </style:style>
    <style:style style:name="T327" style:family="text">
      <style:text-properties officeooo:rsid="02db32a7"/>
    </style:style>
    <style:style style:name="T328" style:family="text">
      <style:text-properties officeooo:rsid="02dcfea0"/>
    </style:style>
    <style:style style:name="T329" style:family="text">
      <style:text-properties officeooo:rsid="02dedd22"/>
    </style:style>
    <style:style style:name="T330" style:family="text">
      <style:text-properties officeooo:rsid="02e042d3"/>
    </style:style>
    <style:style style:name="T331" style:family="text">
      <style:text-properties officeooo:rsid="02e24f98"/>
    </style:style>
    <style:style style:name="T332" style:family="text">
      <style:text-properties officeooo:rsid="02e3ad8d"/>
    </style:style>
    <style:style style:name="T333" style:family="text">
      <style:text-properties officeooo:rsid="02e6be43"/>
    </style:style>
    <style:style style:name="T334" style:family="text">
      <style:text-properties officeooo:rsid="02e7d74e"/>
    </style:style>
    <style:style style:name="T335" style:family="text">
      <style:text-properties officeooo:rsid="02e96cd2"/>
    </style:style>
    <style:style style:name="T336" style:family="text">
      <style:text-properties officeooo:rsid="02ea0364"/>
    </style:style>
    <style:style style:name="T337" style:family="text">
      <style:text-properties officeooo:rsid="02ebce12"/>
    </style:style>
    <style:style style:name="T338" style:family="text">
      <style:text-properties officeooo:rsid="02ebfb7d"/>
    </style:style>
    <style:style style:name="T339" style:family="text">
      <style:text-properties officeooo:rsid="02ed4c69"/>
    </style:style>
    <style:style style:name="T340" style:family="text">
      <style:text-properties officeooo:rsid="02ee9f29"/>
    </style:style>
    <style:style style:name="T341" style:family="text">
      <style:text-properties officeooo:rsid="02f022b6"/>
    </style:style>
    <style:style style:name="T342" style:family="text">
      <style:text-properties officeooo:rsid="02f6f6cd"/>
    </style:style>
    <style:style style:name="T343" style:family="text">
      <style:text-properties officeooo:rsid="02fb491e"/>
    </style:style>
    <style:style style:name="T344" style:family="text">
      <style:text-properties officeooo:rsid="02fcd693"/>
    </style:style>
    <style:style style:name="T345" style:family="text">
      <style:text-properties officeooo:rsid="0305807f"/>
    </style:style>
    <style:style style:name="T346" style:family="text">
      <style:text-properties officeooo:rsid="0306c4d1"/>
    </style:style>
    <style:style style:name="T347" style:family="text">
      <style:text-properties officeooo:rsid="0306e5b5"/>
    </style:style>
    <style:style style:name="T348" style:family="text">
      <style:text-properties officeooo:rsid="031092c8"/>
    </style:style>
    <style:style style:name="T349" style:family="text">
      <style:text-properties officeooo:rsid="031bbf83"/>
    </style:style>
    <style:style style:name="T350" style:family="text">
      <style:text-properties officeooo:rsid="031d9bf2"/>
    </style:style>
    <style:style style:name="T351" style:family="text">
      <style:text-properties officeooo:rsid="0322a060"/>
    </style:style>
    <style:style style:name="T352" style:family="text">
      <style:text-properties officeooo:rsid="03264f88"/>
    </style:style>
    <style:style style:name="T353" style:family="text">
      <style:text-properties officeooo:rsid="032a8bf2"/>
    </style:style>
    <style:style style:name="T354" style:family="text">
      <style:text-properties officeooo:rsid="032c8a3b"/>
    </style:style>
    <style:style style:name="T355" style:family="text">
      <style:text-properties officeooo:rsid="032ecf40"/>
    </style:style>
    <style:style style:name="T356" style:family="text">
      <style:text-properties officeooo:rsid="0333b742"/>
    </style:style>
    <style:style style:name="T357" style:family="text">
      <style:text-properties officeooo:rsid="03370aa2"/>
    </style:style>
    <style:style style:name="T358" style:family="text">
      <style:text-properties officeooo:rsid="03375338"/>
    </style:style>
    <style:style style:name="T359" style:family="text">
      <style:text-properties officeooo:rsid="0337a76a"/>
    </style:style>
    <style:style style:name="T360" style:family="text">
      <style:text-properties officeooo:rsid="03383472"/>
    </style:style>
    <style:style style:name="T361" style:family="text">
      <style:text-properties officeooo:rsid="033b5b75"/>
    </style:style>
    <style:style style:name="T362" style:family="text">
      <style:text-properties officeooo:rsid="033f450c"/>
    </style:style>
    <style:style style:name="T363" style:family="text">
      <style:text-properties officeooo:rsid="0342dc8b"/>
    </style:style>
    <style:style style:name="T364" style:family="text">
      <style:text-properties officeooo:rsid="0345fdca"/>
    </style:style>
    <style:style style:name="T365" style:family="text">
      <style:text-properties officeooo:rsid="0348105f"/>
    </style:style>
    <style:style style:name="T366" style:family="text">
      <style:text-properties officeooo:rsid="034f8ad9"/>
    </style:style>
    <style:style style:name="T367" style:family="text">
      <style:text-properties officeooo:rsid="0350f533"/>
    </style:style>
    <style:style style:name="T368" style:family="text">
      <style:text-properties officeooo:rsid="03517b04"/>
    </style:style>
    <style:style style:name="T369" style:family="text">
      <style:text-properties officeooo:rsid="0354d929"/>
    </style:style>
    <style:style style:name="T370" style:family="text">
      <style:text-properties officeooo:rsid="00892451"/>
    </style:style>
    <style:style style:name="T371" style:family="text">
      <style:text-properties officeooo:rsid="008a3225"/>
    </style:style>
    <style:style style:name="T372" style:family="text">
      <style:text-properties officeooo:rsid="035688a9"/>
    </style:style>
    <style:style style:name="T373" style:family="text">
      <style:text-properties officeooo:rsid="0358757a"/>
    </style:style>
    <style:style style:name="T374" style:family="text">
      <style:text-properties officeooo:rsid="035a2bf6"/>
    </style:style>
    <style:style style:name="T375" style:family="text">
      <style:text-properties officeooo:rsid="035ac0f0"/>
    </style:style>
    <style:style style:name="T376" style:family="text">
      <style:text-properties officeooo:rsid="035ccf0d"/>
    </style:style>
    <style:style style:name="T377" style:family="text">
      <style:text-properties officeooo:rsid="0157de33"/>
    </style:style>
    <style:style style:name="T378" style:family="text">
      <style:text-properties officeooo:rsid="01626229"/>
    </style:style>
    <style:style style:name="T379" style:family="text">
      <style:text-properties officeooo:rsid="015d7e24"/>
    </style:style>
    <style:style style:name="T380" style:family="text">
      <style:text-properties officeooo:rsid="015eca6e"/>
    </style:style>
    <style:style style:name="T381" style:family="text">
      <style:text-properties officeooo:rsid="01659fd0"/>
    </style:style>
    <style:style style:name="T382" style:family="text">
      <style:text-properties officeooo:rsid="01604fa4"/>
    </style:style>
    <style:style style:name="T383" style:family="text">
      <style:text-properties officeooo:rsid="036729a2"/>
    </style:style>
    <style:style style:name="T384" style:family="text">
      <style:text-properties officeooo:rsid="036ca95e"/>
    </style:style>
    <style:style style:name="T385" style:family="text">
      <style:text-properties officeooo:rsid="036ee693"/>
    </style:style>
    <style:style style:name="T386" style:family="text">
      <style:text-properties officeooo:rsid="03719761"/>
    </style:style>
    <style:style style:name="T387" style:family="text">
      <style:text-properties officeooo:rsid="0372e310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officeooo:rsid="000db277" style:font-style-asian="italic" style:font-style-complex="italic"/>
    </style:style>
    <style:style style:name="T390" style:family="text">
      <style:text-properties fo:font-style="italic" officeooo:rsid="03315057" style:font-style-asian="italic" style:font-style-complex="italic"/>
    </style:style>
    <style:style style:name="T391" style:family="text">
      <style:text-properties fo:font-style="italic" officeooo:rsid="033df659" style:font-style-asian="italic" style:font-style-complex="italic"/>
    </style:style>
    <style:style style:name="T392" style:family="text">
      <style:text-properties fo:font-style="italic" officeooo:rsid="001b28a2" style:font-style-asian="italic" style:font-style-complex="italic"/>
    </style:style>
    <style:style style:name="T393" style:family="text">
      <style:text-properties officeooo:rsid="03743e91"/>
    </style:style>
    <style:style style:name="T394" style:family="text">
      <style:text-properties officeooo:rsid="03756b6e"/>
    </style:style>
    <style:style style:name="T395" style:family="text">
      <style:text-properties officeooo:rsid="03775d28"/>
    </style:style>
    <style:style style:name="T396" style:family="text">
      <style:text-properties officeooo:rsid="0378a48b"/>
    </style:style>
    <style:style style:name="T397" style:family="text">
      <style:text-properties officeooo:rsid="037976bc"/>
    </style:style>
    <style:style style:name="T398" style:family="text">
      <style:text-properties officeooo:rsid="037ac2d3"/>
    </style:style>
    <style:style style:name="T399" style:family="text">
      <style:text-properties officeooo:rsid="037b0164"/>
    </style:style>
    <style:style style:name="T400" style:family="text">
      <style:text-properties officeooo:rsid="037b258c"/>
    </style:style>
    <style:style style:name="T401" style:family="text">
      <style:text-properties officeooo:rsid="037c869b"/>
    </style:style>
    <style:style style:name="T402" style:family="text">
      <style:text-properties officeooo:rsid="037dc1ba"/>
    </style:style>
    <style:style style:name="T403" style:family="text">
      <style:text-properties officeooo:rsid="0383aee9"/>
    </style:style>
    <style:style style:name="T404" style:family="text">
      <style:text-properties officeooo:rsid="03868f74"/>
    </style:style>
    <style:style style:name="T405" style:family="text">
      <style:text-properties officeooo:rsid="038a050f"/>
    </style:style>
    <style:style style:name="T406" style:family="text">
      <style:text-properties officeooo:rsid="038d9730"/>
    </style:style>
    <style:style style:name="T407" style:family="text">
      <style:text-properties officeooo:rsid="03981c7e"/>
    </style:style>
    <style:style style:name="T408" style:family="text">
      <style:text-properties officeooo:rsid="0399593d"/>
    </style:style>
    <style:style style:name="T409" style:family="text">
      <style:text-properties officeooo:rsid="0399fe9a"/>
    </style:style>
    <style:style style:name="T410" style:family="text">
      <style:text-properties officeooo:rsid="039deb4d"/>
    </style:style>
    <style:style style:name="T411" style:family="text">
      <style:text-properties officeooo:rsid="00ab9ca3"/>
    </style:style>
    <style:style style:name="T412" style:family="text">
      <style:text-properties officeooo:rsid="03a03887"/>
    </style:style>
    <style:style style:name="T413" style:family="text">
      <style:text-properties officeooo:rsid="03a101b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0">1<text:tab/></text:span><text:span text:style-name="T1">Introduction to LEX</text:span></text:p>
      <text:p text:style-name="P7"><text:s/></text:p>
      <text:p text:style-name="P7">LEX is a tool used to generate a lexical analyzer. This documen<text:span text:style-name="T353">t</text:span> <text:span text:style-name="T386">is a tutorial for </text:span>the use of LEX for SILC development. Technically, LEX <text:span text:style-name="T354">translates a set of regular expression specifications (given as input in prog_file.l) into a C implementation of a corresponding finite state machine (lex.yy.c). <text:s/>This </text:span><text:span text:style-name="T386">C </text:span><text:span text:style-name="T354">program, when compiled, yields an executable lexical analyzer. </text:span></text:p>
      <text:p text:style-name="P8"/>
      <text:p text:style-name="P8"><draw:custom-shape text:anchor-type="paragraph" draw:z-index="0" draw:style-name="gr1" draw:text-style-name="P282" svg:width="1.3335in" svg:height="0.6878in" svg:x="2.6583in" svg:y="0.0917in"><text:p text:style-name="P282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prog_file.l</text:p></draw:text-box></draw:frame></text:p>
      <text:p text:style-name="P8"/>
      <text:p text:style-name="P8"><text:tab/></text:p>
      <text:p text:style-name="P6"><draw:custom-shape text:anchor-type="paragraph" draw:z-index="1" draw:style-name="gr1" svg:width="1.3335in" svg:height="0.6878in" svg:x="2.6583in" svg:y="0.1425in"><text:p text:style-name="P28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8"/>
      <text:p text:style-name="P9"/>
      <text:p text:style-name="P223"><draw:custom-shape text:anchor-type="paragraph" draw:z-index="2" draw:style-name="gr1" svg:width="1.3335in" svg:height="0.6878in" svg:x="2.6583in" svg:y="0.1043in"><text:p text:style-name="P28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0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0"/>
      <text:p text:style-name="P224"/>
      <text:p text:style-name="P48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an output of a sequence of tokens. <text:s/></text:span><text:span text:style-name="T13">(Tokens are explained below).</text:span></text:p>
      <text:p text:style-name="P24"/>
      <text:p text:style-name="P14"><text:span text:style-name="T1">Conceptually, a lexical analyzer scans a given </text:span><text:span text:style-name="T2">source </text:span><text:span text:style-name="T355">SIL</text:span><text:span text:style-name="T2"> program</text:span><text:span text:style-name="T1"> and produces an output of tokens.</text:span><text:span text:style-name="T3"> </text:span><text:span text:style-name="T389">A token is a single element of </text:span><text:span text:style-name="T390">the SIL</text:span><text:span text:style-name="T389"> programming language that is recognized by the compiler</text:span><text:span text:style-name="T3">. </text:span><text:span text:style-name="T356">For instance </text:span><text:span text:style-name="T119">integer, boolean, begin, end, if, while</text:span><text:span text:style-name="T356"> etc. are tokens in SIL. <text:s/></text:span></text:p>
      <text:p text:style-name="P21"/>
      <text:p text:style-name="P20">Example:</text:p>
      <text:p text:style-name="P20"/>
      <text:p text:style-name="P11"><text:span text:style-name="T4"><text:s/></text:span><text:span text:style-name="T104">“integer”<text:tab/><text:tab/>{return ID_TYPE_INTEGER;}</text:span></text:p>
      <text:p text:style-name="P22"/>
      <text:p text:style-name="P16"><text:soft-page-break/><text:span text:style-name="T361">This example </text:span><text:span text:style-name="T387">demonstrates the specification of </text:span><text:span text:style-name="T361"><text:s/>rule </text:span><text:span text:style-name="T387">in Lex</text:span><text:span text:style-name="T361">. </text:span><text:span text:style-name="T4">This rule </text:span><text:span text:style-name="T387">in this example </text:span><text:span text:style-name="T357">specifies that the lexical analyzer must return the token named <text:s/></text:span><text:span text:style-name="T104">ID_TYPE_INTEGER </text:span><text:span text:style-name="T357">when the patte</text:span><text:span text:style-name="T358">rn</text:span><text:span text:style-name="T357"> </text:span><text:span text:style-name="T4">“integer” is </text:span><text:span text:style-name="T357">found in the input file. </text:span><text:span text:style-name="T8">A rule in a </text:span><text:span text:style-name="T358">LEX</text:span><text:span text:style-name="T8"> program comprises of a pattern </text:span><text:span text:style-name="T358">part (specified by a regular expression) </text:span><text:span text:style-name="T8">and a corresponding </text:span><text:span text:style-name="T387">(semantic) </text:span><text:span text:style-name="T358">action part (a sequence of C statements). <text:s/>In the above example, <text:s/></text:span><text:span text:style-name="T117">“</text:span><text:span text:style-name="T116">integer”</text:span><text:span text:style-name="T360"> is the pattern and </text:span><text:span text:style-name="T116">{return ID_TYPE_INTEGER;}</text:span><text:span text:style-name="T360"> is the corresponding action. </text:span><text:span text:style-name="T358">The statements in the action part will be executed when the pattern is detected in the input. <text:s text:c="2"/></text:span></text:p>
      <text:p text:style-name="P50"/>
      <text:p text:style-name="P2"><text:span text:style-name="T360">2</text:span><text:span text:style-name="T28"><text:tab/></text:span><text:span text:style-name="T9">The </text:span><text:span text:style-name="T358">structure of </text:span><text:span text:style-name="T9">LEX program</text:span><text:span text:style-name="T358">s</text:span></text:p>
      <text:p text:style-name="P23"/>
      <text:p text:style-name="P25">A LEX program consists of three sections : Declarations, Rules and Auxiliary functions.</text:p>
      <text:p text:style-name="P25"/>
      <text:p text:style-name="P25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9"/>
      <text:p text:style-name="P19"/>
      <text:p text:style-name="P19"/>
      <text:p text:style-name="P19"/>
      <text:p text:style-name="P19"/>
      <text:p text:style-name="P49"/>
      <text:p text:style-name="P49"><text:span text:style-name="T360">2</text:span>.1 Declarations</text:p>
      <text:p text:style-name="P49"/>
      <text:p text:style-name="P17"><text:span text:style-name="T9">The declaration</text:span><text:span text:style-name="T37">s</text:span><text:span text:style-name="T9"> section </text:span><text:span text:style-name="T358">consists of two parts, </text:span><text:span text:style-name="T391">regular definitions </text:span><text:span text:style-name="T19">and</text:span><text:span text:style-name="T391"> auxiliary</text:span><text:span text:style-name="T392"> </text:span><text:span text:style-name="T391">declarations</text:span><text:span text:style-name="T18">.</text:span><text:span text:style-name="T362"> </text:span><text:span text:style-name="T89">LEX allows the </text:span><text:span text:style-name="T9">use of shorthand / extensions to regular expressions for the regular definitions. </text:span><text:span text:style-name="T358">The auxiliary declarations are </text:span><text:span text:style-name="T359">copied as such by LEX to the output lex.yy.c file.</text:span><text:span text:style-name="T9"> </text:span></text:p>
      <text:p text:style-name="P26"/>
      <text:p text:style-name="P29"/>
      <text:p text:style-name="P29"/>
      <text:p text:style-name="P29"/>
      <text:p text:style-name="P29"/>
      <text:p text:style-name="P29"><text:soft-page-break/>Example :</text:p>
      <text:p text:style-name="P60"/>
      <text:p text:style-name="P60">%{</text:p>
      <text:p text:style-name="P61"><text:tab/>#include&lt;stdio.h&gt;</text:p>
      <text:p text:style-name="P61"><text:tab/><text:span text:style-name="T363">int global_variable; <text:tab/><text:tab/>//Auxiliary declaration</text:span><text:span text:style-name="T387">s</text:span><text:span text:style-name="T363"> </text:span></text:p>
      <text:p text:style-name="P61">%}</text:p>
      <text:p text:style-name="P63"><text:span text:style-name="T16">number </text:span><text:tab/>[0-9]+<text:tab/><text:tab/><text:tab/><text:tab/>//<text:span text:style-name="T363">Regular definitions</text:span></text:p>
      <text:p text:style-name="P274"><text:span text:style-name="T16">op </text:span><text:tab/><text:tab/>[-|+|*|/|^|=]<text:tab/></text:p>
      <text:p text:style-name="P274"><text:tab/><text:tab/></text:p>
      <text:p text:style-name="P61">%%</text:p>
      <text:p text:style-name="P61"><text:tab/>/* <text:span text:style-name="T394">Rules </text:span><text:span text:style-name="T402">*/</text:span></text:p>
      <text:p text:style-name="P61"><text:span text:style-name="T402">%%</text:span></text:p>
      <text:p text:style-name="P61"><text:span text:style-name="T402"><text:tab/>/* Auxiliary functions */</text:span></text:p>
      <text:p text:style-name="P28"/>
      <text:p text:style-name="P28">A regular definition in LEX is of the form :</text:p>
      <text:p text:style-name="P27"><text:tab/>D<text:tab/>R</text:p>
      <text:p text:style-name="P12"><text:span text:style-name="T15">where D is the <text:s/></text:span><text:span text:style-name="T387">symbol </text:span><text:span text:style-name="T15">representing the regular expression R. The auxiliary declaration</text:span><text:span text:style-name="T387">s (which are optional) are written</text:span><text:span text:style-name="T15"> in C language </text:span><text:span text:style-name="T387">and are</text:span><text:span text:style-name="T15"> enclosed within ' %{ ' and ' %} ' . </text:span><text:span text:style-name="T38">It is generally used to </text:span><text:span text:style-name="T39">declare functions,</text:span><text:span text:style-name="T38"> includ</text:span><text:span text:style-name="T39">e</text:span><text:span text:style-name="T38"> header files, </text:span><text:span text:style-name="T39">or define global variables and constants.</text:span></text:p>
      <text:p text:style-name="P56"/>
      <text:p text:style-name="P55"><text:span text:style-name="T360">2</text:span>.2 Rules</text:p>
      <text:p text:style-name="P57"/>
      <text:p text:style-name="P57">Rules in a <text:span text:style-name="T372">LEX</text:span> program consists of two parts :</text:p>
      <text:list xml:id="list12499621521" text:style-name="L1">
        <text:list-item>
          <text:p text:style-name="P241">The pattern to be matched</text:p>
        </text:list-item>
        <text:list-item>
          <text:p text:style-name="P241">The corresponding action to be executed</text:p>
        </text:list-item>
      </text:list>
      <text:p text:style-name="P58"/>
      <text:p text:style-name="P31">Example:</text:p>
      <text:p text:style-name="P31"/>
      <text:p text:style-name="P75"><text:tab/>/* <text:span text:style-name="T406">D</text:span><text:span text:style-name="T403">eclarations*/</text:span></text:p>
      <text:p text:style-name="P71"><text:span text:style-name="T90">%%</text:span></text:p>
      <text:p text:style-name="P71"><text:span text:style-name="T90"/></text:p>
      <text:p text:style-name="P71"><text:span text:style-name="T90">{number}<text:tab/></text:span><text:span text:style-name="T91">{</text:span><text:span text:style-name="T125">printf</text:span><text:span text:style-name="T90">(</text:span><text:span text:style-name="T123">“ </text:span><text:span text:style-name="T90">number”);</text:span><text:span text:style-name="T91">}</text:span></text:p>
      <text:p text:style-name="P71"><text:span text:style-name="T120">{op}<text:tab/><text:tab/>{</text:span><text:span text:style-name="T125">printf</text:span><text:span text:style-name="T120">(“ operator”);}</text:span></text:p>
      <text:p text:style-name="P273"><text:span text:style-name="T402"/></text:p>
      <text:p text:style-name="P273"><text:span text:style-name="T402">%%</text:span></text:p>
      <text:p text:style-name="P273"><text:span text:style-name="T402"><text:tab/>/* Auxiliary functions */</text:span></text:p>
      <text:p text:style-name="P227"/>
      <text:p text:style-name="P163"/>
      <text:p text:style-name="P18"><text:span text:style-name="T8">The </text:span><text:span text:style-name="T321">pattern to be matched</text:span><text:span text:style-name="T8"> is specified as a regular expression . </text:span></text:p>
      <text:p text:style-name="P242"><text:soft-page-break/></text:p>
      <text:p text:style-name="P121">Sample Input/Output <text:span text:style-name="T364">for the above example:</text:span></text:p>
      <text:p text:style-name="P72"/>
      <text:p text:style-name="P72">I: 234</text:p>
      <text:p text:style-name="P72">O: <text:s/>number</text:p>
      <text:p text:style-name="P73"/>
      <text:p text:style-name="P73">I: *</text:p>
      <text:p text:style-name="P73">O: <text:s/>operator</text:p>
      <text:p text:style-name="P74"/>
      <text:p text:style-name="P74"/>
      <text:p text:style-name="P74">I: 2+3</text:p>
      <text:p text:style-name="P64"><text:span text:style-name="T123">O: <text:s/>number operator</text:span><text:span text:style-name="T124"> number</text:span></text:p>
      <text:p text:style-name="P30"/>
      <text:p text:style-name="P13"><text:span text:style-name="T92">LEX obtains the regular expression</text:span><text:span text:style-name="T122">s</text:span><text:span text:style-name="T92"> of the symbol</text:span><text:span text:style-name="T122">s</text:span><text:span text:style-name="T92"> </text:span><text:span text:style-name="T95">number</text:span><text:span text:style-name="T92"> </text:span><text:span text:style-name="T122">and </text:span><text:span text:style-name="T96">op </text:span><text:span text:style-name="T92">from the declarations section and if </text:span><text:span text:style-name="T93">a </text:span><text:span text:style-name="T92">match </text:span><text:span text:style-name="T93">is found in the input stream</text:span><text:span text:style-name="T92"> </text:span><text:span text:style-name="T93">according to</text:span><text:span text:style-name="T92"> the </text:span><text:span text:style-name="T92">specification, </text:span><text:span text:style-name="T365">it </text:span><text:span text:style-name="T92">executes the </text:span><text:span text:style-name="T121">corresponding </text:span><text:span text:style-name="T92">action. </text:span></text:p>
      <text:p text:style-name="P51"><text:span text:style-name="T360"/></text:p>
      <text:p text:style-name="P51"><text:span text:style-name="T360">2</text:span>.3 Auxiliary functions</text:p>
      <text:p text:style-name="P47"/>
      <text:p text:style-name="P230">LEX generate<text:span text:style-name="T407">s</text:span> C code for the rules specified in the Rules section and places this code into a single function called yylex(). <text:s/>(This will be discussed in detail later). <text:s/>In addition to this L<text:span text:style-name="T409">EX</text:span> generated code, the programmer may wish to add his code to the lex.yy.c file. <text:s/>The auxiliary functions section allows the programmer to achieve this. <text:s/></text:p>
      <text:p text:style-name="P231"/>
      <text:p text:style-name="P44">Example:</text:p>
      <text:p text:style-name="P44"/>
      <text:p text:style-name="P78"><text:tab/>/* <text:span text:style-name="T393">Declarations */</text:span></text:p>
      <text:p text:style-name="P79">%%</text:p>
      <text:p text:style-name="P251"><text:tab/>/* Rules */</text:p>
      <text:p text:style-name="P79">%%</text:p>
      <text:p text:style-name="P78"><text:span text:style-name="T404"/></text:p>
      <text:p text:style-name="P78">int main()</text:p>
      <text:p text:style-name="P78">{</text:p>
      <text:p text:style-name="P78"><text:tab/>yylex();</text:p>
      <text:p text:style-name="P78"><text:tab/>return 1;</text:p>
      <text:p text:style-name="P78">}</text:p>
      <text:p text:style-name="P15"><text:span text:style-name="T126"/></text:p>
      <text:p text:style-name="P15"><text:span text:style-name="T126">The </text:span><text:span text:style-name="T127">C </text:span><text:span text:style-name="T126">code in th</text:span><text:span text:style-name="T157">e auxiliary</text:span><text:span text:style-name="T126"> section </text:span><text:span text:style-name="T127">and the declarations </text:span><text:span text:style-name="T162">in the declaration section are</text:span><text:span text:style-name="T126"> copied as such to the lex.yy.c file.</text:span></text:p>
      <text:p text:style-name="P249"><text:soft-page-break/>-------------------<text:span text:style-name="T14">exercises to be added here </text:span>------------------</text:p>
      <text:p text:style-name="P198"><text:span text:style-name="T158">3</text:span><text:span text:style-name="T128"><text:tab/></text:span><text:span text:style-name="T129">The yyvariables</text:span></text:p>
      <text:p text:style-name="P122"/>
      <text:p text:style-name="P122">The following variables are offered by <text:span text:style-name="T372">LEX</text:span> <text:span text:style-name="T395">to aid the programmer in designing</text:span> lexical analyzer<text:span text:style-name="T395">s</text:span> for <text:span text:style-name="T395">compilers</text:span>. <text:span text:style-name="T283">These variables are accessible in the </text:span><text:span text:style-name="T373">LEX</text:span><text:span text:style-name="T283"> program. .</text:span></text:p>
      <text:list xml:id="list333759764" text:style-name="L2">
        <text:list-item>
          <text:p text:style-name="P243">yyin</text:p>
        </text:list-item>
        <text:list-item>
          <text:p text:style-name="P244">yytext</text:p>
        </text:list-item>
        <text:list-item>
          <text:p text:style-name="P244">yyleng</text:p>
        </text:list-item>
        <text:list-item>
          <text:p text:style-name="P244">yylval</text:p>
        </text:list-item>
      </text:list>
      <text:p text:style-name="P197"/>
      <text:p text:style-name="P197"><text:span text:style-name="T366">3</text:span>.1<text:tab/>yyin</text:p>
      <text:p text:style-name="P183"/>
      <text:p text:style-name="P176"><text:span text:style-name="T281">yyin is a variable of the type FILE* </text:span><text:span text:style-name="T397">and points </text:span><text:span text:style-name="T281">to the input file </text:span><text:span text:style-name="T395">- in this project, </text:span><text:span text:style-name="T410">the </text:span><text:span text:style-name="T395">SIL program file</text:span><text:span text:style-name="T281">. </text:span><text:span text:style-name="T282">yyin </text:span><text:span text:style-name="T284">is</text:span><text:span text:style-name="T282"> defined by LEX automatically. If the </text:span><text:span text:style-name="T285">programmer</text:span><text:span text:style-name="T282"> </text:span><text:span text:style-name="T395">assigns</text:span><text:span text:style-name="T282"> an input file </text:span><text:span text:style-name="T395">to yyin in the auxiliary functions section</text:span><text:span text:style-name="T282">, then yyin is set to point to that file. <text:s/></text:span><text:span text:style-name="T395">Otherwise</text:span><text:span text:style-name="T282"> LEX assigns </text:span><text:span text:style-name="T396">yyin </text:span><text:span text:style-name="T282">to </text:span><text:span text:style-name="T112">stdin</text:span><text:span text:style-name="T118">(</text:span><text:span text:style-name="T395">console input).</text:span><text:span text:style-name="T212"> <text:s/></text:span></text:p>
      <text:p text:style-name="P184"/>
      <text:p text:style-name="P185">Example:</text:p>
      <text:p text:style-name="P234"/>
      <text:p text:style-name="P261"><text:tab/>/* <text:span text:style-name="T393">Declarations */</text:span></text:p>
      <text:p text:style-name="P261">%%</text:p>
      <text:p text:style-name="P252"><text:tab/>/* Rules */</text:p>
      <text:p text:style-name="P261">%%</text:p>
      <text:p text:style-name="P261"><text:tab/></text:p>
      <text:p text:style-name="P109">main(int argc, char* argv[]) </text:p>
      <text:p text:style-name="P109">{ </text:p>
      <text:p text:style-name="P109"><text:tab/>if(argc &gt; 1) </text:p>
      <text:p text:style-name="P109"><text:tab/><text:tab/>{<text:tab/> </text:p>
      <text:p text:style-name="P109"><text:tab/><text:tab/><text:tab/>FILE *fp = fopen(argv[1], “r”)</text:p>
      <text:p text:style-name="P108"><text:span text:style-name="T285"><text:tab/><text:tab/><text:tab/></text:span><text:span text:style-name="T286">if(!fp)</text:span></text:p>
      <text:p text:style-name="P108"><text:span text:style-name="T285"><text:tab/><text:tab/><text:tab/><text:tab/></text:span><text:span text:style-name="T286">yyin = fp;</text:span></text:p>
      <text:p text:style-name="P108"><text:span text:style-name="T286"><text:tab/><text:tab/></text:span><text:span text:style-name="T287">}</text:span></text:p>
      <text:p text:style-name="P109"><text:tab/>}<text:tab/> </text:p>
      <text:p text:style-name="P109"><text:tab/>yylex(); </text:p>
      <text:p text:style-name="P110"><text:tab/>return 1;</text:p>
      <text:p text:style-name="P110">}</text:p>
      <text:p text:style-name="P111"/>
      <text:p text:style-name="P178"><text:span text:style-name="T288">In </text:span><text:span text:style-name="T375">the generated </text:span><text:span text:style-name="T288">lex.yy.c, </text:span><text:span text:style-name="T289">th</text:span><text:span text:style-name="T374">e following</text:span><text:span text:style-name="T289"> code segment can be found </text:span><text:span text:style-name="T288">under the </text:span><text:soft-page-break/><text:span text:style-name="T288">definition of yylex()</text:span><text:span text:style-name="T289">.</text:span></text:p>
      <text:p text:style-name="P112"/>
      <text:p text:style-name="P112">if(!yyin) yyin = stdin;</text:p>
      <text:p text:style-name="P187"/>
      <text:p text:style-name="P245"><text:span text:style-name="T405">-------------------</text:span>Exercise Locate it!<text:span text:style-name="T405">---------------------------</text:span> </text:p>
      <text:p text:style-name="P187"/>
      <text:p text:style-name="P177"><text:span text:style-name="T368">The above statement</text:span><text:span text:style-name="T289"> indicates that if the </text:span><text:span text:style-name="T315">programmer</text:span><text:span text:style-name="T289"> does not define yyin, then yylex() by default switches to console input. </text:span><text:span text:style-name="T290">Hence </text:span><text:span text:style-name="T397">yyin must be </text:span><text:span text:style-name="T290">defined before the call to yylex(). <text:s/></text:span><text:span text:style-name="T397">(This will be explained in detail later). <text:s/></text:span></text:p>
      <text:p text:style-name="P196"/>
      <text:p text:style-name="P196"><text:span text:style-name="T366">3</text:span>.<text:span text:style-name="T280">2</text:span><text:tab/>yytext</text:p>
      <text:p text:style-name="P166"/>
      <text:p text:style-name="P168">yytext is of the type char* and it contains the <text:span text:style-name="T388">lexeme</text:span> currently found. <text:s/><text:span text:style-name="T398">A lexeme is a </text:span><text:span text:style-name="T399">sequence of characters</text:span><text:span text:style-name="T398"> in the input stream that matches some pattern in the Rules Section. </text:span><text:span text:style-name="T401">(</text:span><text:span text:style-name="T400">I</text:span><text:span text:style-name="T399">n fact, </text:span><text:span text:style-name="T401">it is </text:span><text:span text:style-name="T399">the first matching sequence in the input from the position pointed to by yyin.</text:span><text:span text:style-name="T401">)</text:span><text:span text:style-name="T398"> <text:s/></text:span><text:s/></text:p>
      <text:p text:style-name="P166"/>
      <text:p text:style-name="P169">Example:</text:p>
      <text:p text:style-name="P235"/>
      <text:p text:style-name="P262"><text:tab/>/* <text:span text:style-name="T393">Declarations */</text:span></text:p>
      <text:p text:style-name="P262">%%</text:p>
      <text:p text:style-name="P253"><text:tab/>/* Rules */</text:p>
      <text:p text:style-name="P262">%%</text:p>
      <text:p text:style-name="P262"/>
      <text:p text:style-name="P76"><text:span text:style-name="T131">{number}<text:tab/>{printf("</text:span><text:span text:style-name="T133">Number </text:span><text:span text:style-name="T131">: %d",atoi(yytext));}</text:span></text:p>
      <text:p text:style-name="P188"/>
      <text:p text:style-name="P124">Sample Input/Output:</text:p>
      <text:p text:style-name="P80"/>
      <text:p text:style-name="P80">I: 25</text:p>
      <text:p text:style-name="P65"><text:span text:style-name="T132">O: Number : 2</text:span><text:span text:style-name="T134">5</text:span></text:p>
      <text:p text:style-name="P81"/>
      <text:p text:style-name="P167"><text:span text:style-name="T366">yytext points to the beginning of the input stream in the input buffer and is valid only within the actions section, i.e. It is available only when a </text:span><text:span text:style-name="T320">lexeme</text:span><text:span text:style-name="T366"> is found.</text:span></text:p>
      <text:p text:style-name="P195"/>
      <text:p text:style-name="P189"><text:span text:style-name="T366">3</text:span>.<text:span text:style-name="T280">3</text:span><text:tab/>yyleng</text:p>
      <text:p text:style-name="P140"/>
      <text:p text:style-name="P140">yyleng is of the type int and it stores the length of the string given by yytext, i.e. The <text:soft-page-break/>length of the string in the buffer currently matched. </text:p>
      <text:p text:style-name="P140"/>
      <text:p text:style-name="P125">Example:</text:p>
      <text:p text:style-name="P236"/>
      <text:p text:style-name="P263"><text:tab/>/* <text:span text:style-name="T393">Declarations */</text:span></text:p>
      <text:p text:style-name="P263">%%</text:p>
      <text:p text:style-name="P254"><text:tab/>/* Rules */</text:p>
      <text:p text:style-name="P263">%%</text:p>
      <text:p text:style-name="P263"/>
      <text:p text:style-name="P66"><text:span text:style-name="T135">{number}<text:tab/>printf("Number of digits </text:span><text:span text:style-name="T136">=</text:span><text:span text:style-name="T135"> <text:s/>%d",yyleng);</text:span></text:p>
      <text:p text:style-name="P82"/>
      <text:p text:style-name="P126">Sample Input/Output:</text:p>
      <text:p text:style-name="P83"/>
      <text:p text:style-name="P83">I: 1234</text:p>
      <text:p text:style-name="P83">O: Number of digits = 4</text:p>
      <text:p text:style-name="P83"/>
      <text:p text:style-name="P127"><text:span text:style-name="T370">It is similar in nature </text:span><text:span text:style-name="T369">to yytext </text:span><text:span text:style-name="T370">w.r.t. </text:span><text:span text:style-name="T371">a</text:span><text:span text:style-name="T370">vailability.</text:span></text:p>
      <text:p text:style-name="P84"/>
      <text:p text:style-name="P117"><text:span text:style-name="T31">3</text:span><text:span text:style-name="T29">.</text:span><text:span text:style-name="T30">4</text:span><text:span text:style-name="T29"><text:tab/>yylval</text:span></text:p>
      <text:p text:style-name="P141"/>
      <text:p text:style-name="P118"><text:span text:style-name="T137">yylval is a global variable </text:span><text:span text:style-name="T146">of the type int. </text:span><text:span text:style-name="T147">This variable is accessible by the parser, hence it helps in sharing </text:span><text:span text:style-name="T151">of data between the lexical analyzer and the parser</text:span><text:span text:style-name="T147">.</text:span><text:span text:style-name="T153"> </text:span><text:span text:style-name="T147">It</text:span><text:span text:style-name="T137"> is used to return other additional information about the lexeme found to the parser </text:span><text:span text:style-name="T140">i.e.</text:span><text:span text:style-name="T137"> </text:span><text:span text:style-name="T139">yylval is used to return an attribute in addition to the token name </text:span><text:span text:style-name="T148">to the parser</text:span><text:span text:style-name="T139">. </text:span></text:p>
      <text:p text:style-name="P128"/>
      <text:p text:style-name="P128">Example :</text:p>
      <text:p text:style-name="P237"/>
      <text:p text:style-name="P264"><text:tab/>/* <text:span text:style-name="T393">Declarations */</text:span></text:p>
      <text:p text:style-name="P264">%%</text:p>
      <text:p text:style-name="P255"><text:tab/>/* Rules */</text:p>
      <text:p text:style-name="P264">%%</text:p>
      <text:p text:style-name="P264"><text:tab/></text:p>
      <text:p text:style-name="P85">{number}<text:tab/>{</text:p>
      <text:p text:style-name="P86"><text:tab/><text:tab/><text:tab/>yylval=<text:span text:style-name="T218">atoi(yytext)</text:span>;</text:p>
      <text:p text:style-name="P67"><text:span text:style-name="T138"><text:tab/><text:tab/><text:tab/></text:span><text:span text:style-name="T141">return NUMBER;</text:span></text:p>
      <text:p text:style-name="P85"><text:tab/><text:tab/>}</text:p>
      <text:p text:style-name="P89"/>
      <text:p text:style-name="P119"><text:span text:style-name="T152">In the above example</text:span><text:span text:style-name="T139">, </text:span><text:span text:style-name="T149">the lexical analyzer tells the parser that the lexeme found is of the token type <text:s/></text:span><text:span text:style-name="T105">NUMBER</text:span><text:span text:style-name="T149"> </text:span><text:span text:style-name="T150">and the value of the token is obtained by the parser by using yylval. </text:span></text:p>
      <text:p text:style-name="P142"><text:soft-page-break/></text:p>
      <text:p text:style-name="P138"><text:span text:style-name="T219">To </text:span><text:span text:style-name="T220">return an attribute of </text:span><text:span text:style-name="T221">a type other than int, yylval maybe overridden by a user defined yylval in the auxiliary declarations section. </text:span><text:span text:style-name="T222">In order to return multiple attribute values for a token, it may be declared to be of the type </text:span><text:span text:style-name="T107">union</text:span><text:span text:style-name="T222">.</text:span></text:p>
      <text:p text:style-name="P143"/>
      <text:p text:style-name="P143">Example:</text:p>
      <text:p text:style-name="P144"/>
      <text:p text:style-name="P97">%{</text:p>
      <text:p text:style-name="P98"><text:tab/>#include&lt;stdio.h&gt;</text:p>
      <text:p text:style-name="P88"><text:span text:style-name="T259"><text:tab/></text:span><text:span text:style-name="T262">typedef union </text:span></text:p>
      <text:p text:style-name="P97"><text:tab/>{</text:p>
      <text:p text:style-name="P97"><text:tab/><text:tab/>int value;</text:p>
      <text:p text:style-name="P88"><text:span text:style-name="T259"><text:tab/><text:tab/>int </text:span><text:span text:style-name="T260">number_of_digits</text:span><text:span text:style-name="T259">;</text:span></text:p>
      <text:p text:style-name="P88"><text:span text:style-name="T259"><text:tab/>}</text:span><text:span text:style-name="T262">YYSTYPE</text:span><text:span text:style-name="T259">;</text:span></text:p>
      <text:p text:style-name="P88"><text:span text:style-name="T259"><text:tab/></text:span><text:span text:style-name="T263">YYSTYPE yylval;</text:span></text:p>
      <text:p text:style-name="P62"><text:span text:style-name="T16">%</text:span><text:span text:style-name="T17">}</text:span></text:p>
      <text:p text:style-name="P59"/>
      <text:p text:style-name="P62"><text:span text:style-name="T16">number </text:span><text:tab/>[0-9]+</text:p>
      <text:p text:style-name="P97"/>
      <text:p text:style-name="P97">%%</text:p>
      <text:p text:style-name="P88"/>
      <text:p text:style-name="P88">{number}<text:tab/>{</text:p>
      <text:p text:style-name="P87"><text:tab/><text:tab/><text:tab/>yylval.<text:span text:style-name="T224">value </text:span>= <text:span text:style-name="T218">atoi(yytext)</text:span>;</text:p>
      <text:p text:style-name="P87"><text:tab/><text:tab/><text:tab/><text:span text:style-name="T224">yylval.</text:span><text:span text:style-name="T261">number_of_digits </text:span><text:span text:style-name="T224">= yyleng;</text:span></text:p>
      <text:p text:style-name="P70"><text:span text:style-name="T138"><text:tab/><text:tab/><text:tab/></text:span><text:span text:style-name="T141">return NUMBER;</text:span></text:p>
      <text:p text:style-name="P87"><text:tab/><text:tab/>}</text:p>
      <text:p text:style-name="P265"/>
      <text:p text:style-name="P265">%%</text:p>
      <text:p text:style-name="P265"><text:tab/>/* <text:span text:style-name="T404">Auxiliary functions */</text:span></text:p>
      <text:p text:style-name="P94"/>
      <text:p text:style-name="P139"><text:span text:style-name="T223">NOTE:</text:span><text:span text:style-name="T222"> </text:span></text:p>
      <text:list xml:id="list327240467" text:style-name="L3">
        <text:list-item>
          <text:p text:style-name="P275"><text:span text:style-name="T170">The reason union is preferred over </text:span><text:span text:style-name="T98">struct</text:span><text:span text:style-name="T170"> is lesser memory requirement by </text:span><text:span text:style-name="T98">union</text:span><text:span text:style-name="T170">. </text:span><text:span text:style-name="T171">Creating a </text:span><text:span text:style-name="T99">struct</text:span><text:span text:style-name="T171"> for each token might lead to wastage of huge amounts of memory, while on the other hand, values are simply overwritten in case of the type </text:span><text:span text:style-name="T99">union </text:span><text:span text:style-name="T172">for each consecutive </text:span><text:span text:style-name="T173">lexeme</text:span><text:span text:style-name="T172"> </text:span><text:span text:style-name="T174">found</text:span><text:span text:style-name="T172">. </text:span><text:span text:style-name="T171"><text:s/></text:span></text:p>
        </text:list-item>
        <text:list-item>
          <text:p text:style-name="P246"><text:span text:style-name="T264">The description of yylval here has been provided only for the understanding of handling of attributes. It is not de</text:span><text:span text:style-name="T265">clared</text:span><text:span text:style-name="T264"> by default in lex.yy.c by LEX. Hence, </text:span><text:span text:style-name="T264">yylval must be defined manually to handle attributes independent of a parser.</text:span></text:p>
        </text:list-item>
      </text:list>
      <text:p text:style-name="P145"/>
      <text:p text:style-name="P199"><text:span text:style-name="T367"/></text:p>
      <text:p text:style-name="P199"><text:soft-page-break/><text:span text:style-name="T367">4</text:span><text:tab/>The yyfunctions</text:p>
      <text:p text:style-name="P123"/>
      <text:p text:style-name="P119"><text:span text:style-name="T130">The following </text:span><text:span text:style-name="T143">functions</text:span><text:span text:style-name="T130"> </text:span><text:span text:style-name="T143">in</text:span><text:span text:style-name="T130"> </text:span><text:span text:style-name="T160">LEX</text:span><text:span text:style-name="T130"> are of </text:span><text:span text:style-name="T143">significant importance</text:span><text:span text:style-name="T130"> while constructing </text:span><text:span text:style-name="T161">the </text:span><text:span text:style-name="T130"><text:s/>lexical analyzer for a compiler.</text:span></text:p>
      <text:list xml:id="list1726449132" text:style-name="L4">
        <text:list-item>
          <text:p text:style-name="P247">yylex()</text:p>
        </text:list-item>
        <text:list-item>
          <text:p text:style-name="P247">yywrap()</text:p>
        </text:list-item>
      </text:list>
      <text:p text:style-name="P190"/>
      <text:p text:style-name="P190"><text:span text:style-name="T376">4</text:span>.1<text:tab/>yylex()</text:p>
      <text:p text:style-name="P129"/>
      <text:p text:style-name="P120"><text:span text:style-name="T143">yylex() is the scanning routine function that returns the token that has been obtained by the scanning process. It's return type is int. </text:span><text:span text:style-name="T154">Its is defined by</text:span><text:span text:style-name="T155"> </text:span><text:span text:style-name="T154">LEX in the lex.yy.c file. </text:span><text:span text:style-name="T156">The programmer must call it to run the scanner. </text:span><text:span text:style-name="T144">y</text:span><text:span text:style-name="T143">ylex() continues scanning either till EOF is reached or one if actions executes a return statement. </text:span></text:p>
      <text:p text:style-name="P131"/>
      <text:p text:style-name="P131">NOTE :</text:p>
      <text:list xml:id="list406067621" text:style-name="L5">
        <text:list-item>
          <text:p text:style-name="P276"><text:span text:style-name="T164">If yylex() is called more than once, it simply starts scanning from </text:span><text:span text:style-name="T166">the position</text:span><text:span text:style-name="T165"> in the file where it </text:span><text:span text:style-name="T167">had </text:span><text:span text:style-name="T168">ceased</text:span><text:span text:style-name="T164"> in the previous call.</text:span></text:p>
        </text:list-item>
        <text:list-item>
          <text:p text:style-name="P277"><text:span text:style-name="T226">T</text:span><text:span text:style-name="T225">he carriage return CR marks the end of input instead of EOF when the</text:span><text:span text:style-name="T169"><text:line-break/></text:span><text:span text:style-name="T225">input is read from the terminal.</text:span><text:span text:style-name="T163"> </text:span></text:p>
        </text:list-item>
      </text:list>
      <text:p text:style-name="P130"/>
      <text:p text:style-name="P132">A parser repetitively calls the yylex() function to <text:span text:style-name="T230">consecutively</text:span><text:span text:style-name="T229"> read tokens </text:span><text:span text:style-name="T231">from</text:span><text:span text:style-name="T229"> the input</text:span>. The rules specified in the LEX program is used <text:span text:style-name="T231">by LEX </text:span>to build the code of yylex() in the lex.yy.c file.</text:p>
      <text:p text:style-name="P132"/>
      <text:p text:style-name="P191"><text:span text:style-name="T367">4</text:span>.2<text:tab/>yywrap()</text:p>
      <text:p text:style-name="P133"/>
      <text:p text:style-name="P134">yywrap() is a function <text:span text:style-name="T304">of return type int, </text:span>called by <text:span text:style-name="T256">the scanner</text:span> when <text:span text:style-name="T233">it</text:span> <text:span text:style-name="T232">encounters an</text:span> EOF <text:span text:style-name="T301">in the input </text:span><text:span text:style-name="T302">file </text:span><text:span text:style-name="T303">i.e. it has finished scanning a file</text:span>.<text:span text:style-name="T234"> </text:span><text:span text:style-name="T235">If </text:span><text:span text:style-name="T239">yywrap()</text:span><text:span text:style-name="T235"> returns </text:span><text:span text:style-name="T241">a </text:span><text:span text:style-name="T235">non-zero </text:span><text:span text:style-name="T240">value </text:span><text:span text:style-name="T241">(indicating true)</text:span><text:span text:style-name="T235">,</text:span><text:span text:style-name="T236"> </text:span><text:span text:style-name="T257">the scanner</text:span><text:span text:style-name="T236"> 'wraps up' i.e. </text:span><text:span text:style-name="T238">s</text:span><text:span text:style-name="T237">tops </text:span><text:span text:style-name="T236">scanning</text:span><text:span text:style-name="T235">. </text:span><text:span text:style-name="T242">If yywrap() retur</text:span><text:span text:style-name="T243">n</text:span><text:span text:style-name="T242">s zero (indicating false), </text:span><text:span text:style-name="T258">the scanner</text:span><text:span text:style-name="T242"> </text:span><text:span text:style-name="T243">assumes that there is more input to be </text:span><text:span text:style-name="T243">scanned and continues scanning. </text:span><text:span text:style-name="T244">This function is useful if the programmer wishes to </text:span><text:span text:style-name="T246">arrange for more input on completion of scanning a</text:span><text:span text:style-name="T266">n input</text:span><text:span text:style-name="T246"> file. </text:span></text:p>
      <text:p text:style-name="P164"><text:soft-page-break/></text:p>
      <text:p text:style-name="P135"><text:span text:style-name="T247">If the programmer wishes to </text:span><text:span text:style-name="T244">scan more than one input file </text:span><text:span text:style-name="T248">using the generated lexical analyzer,</text:span><text:span text:style-name="T244"> </text:span><text:span text:style-name="T248">i</text:span><text:span text:style-name="T244">t can be simply done by setting </text:span><text:span text:style-name="T108">yyin</text:span><text:span text:style-name="T244"> to a new input file in yywrap()'s definition.</text:span><text:span text:style-name="T245"> </text:span></text:p>
      <text:p text:style-name="P136"><text:span text:style-name="T247">E</text:span><text:span text:style-name="T246">xample :</text:span></text:p>
      <text:p text:style-name="P238"/>
      <text:p text:style-name="P266"><text:tab/>/* <text:span text:style-name="T393">Declarations */</text:span></text:p>
      <text:p text:style-name="P266">%%</text:p>
      <text:p text:style-name="P257"><text:tab/>/* Rules */</text:p>
      <text:p text:style-name="P266">%%</text:p>
      <text:p text:style-name="P266"/>
      <text:p text:style-name="P103">int yywrap()</text:p>
      <text:p text:style-name="P103">{</text:p>
      <text:p text:style-name="P104"><text:span text:style-name="T249"><text:tab/></text:span><text:span text:style-name="T250">FILE *newfile_pointer;</text:span></text:p>
      <text:p text:style-name="P104"><text:span text:style-name="T250"><text:tab/></text:span><text:span text:style-name="T251">newfile_pointer = fopen(“prog_file_2.l”);</text:span></text:p>
      <text:p text:style-name="P104"><text:span text:style-name="T249"><text:tab/></text:span><text:span text:style-name="T253">if(yyin != </text:span><text:span text:style-name="T254">newfile_pointer)</text:span><text:span text:style-name="T249"><text:tab/></text:span></text:p>
      <text:p text:style-name="P104"><text:span text:style-name="T249"><text:tab/></text:span><text:span text:style-name="T267">{</text:span></text:p>
      <text:p text:style-name="P104"><text:span text:style-name="T267"><text:tab/></text:span><text:span text:style-name="T249"><text:tab/>yyin = newfile_pointer;</text:span></text:p>
      <text:p text:style-name="P104"><text:span text:style-name="T249"><text:tab/><text:tab/></text:span><text:span text:style-name="T252">return 0;</text:span></text:p>
      <text:p text:style-name="P104"><text:span text:style-name="T252"><text:tab/></text:span><text:span text:style-name="T267">}</text:span></text:p>
      <text:p text:style-name="P104"><text:span text:style-name="T252"><text:tab/></text:span><text:span text:style-name="T255">else</text:span></text:p>
      <text:p text:style-name="P105"><text:tab/><text:tab/>return 1;</text:p>
      <text:p text:style-name="P106">}</text:p>
      <text:p text:style-name="P106"/>
      <text:p text:style-name="P135"><text:span text:style-name="T377">This definition of </text:span><text:span text:style-name="T113">yywrap()</text:span><text:span text:style-name="T377"> sets the input file pointer to </text:span><text:span text:style-name="T113">prog_file_2.l</text:span><text:span text:style-name="T377"> </text:span><text:span text:style-name="T378">and </text:span><text:span text:style-name="T379">returns 0 </text:span><text:span text:style-name="T378">if the scanner finished scanning the first input file</text:span><text:span text:style-name="T377">. </text:span><text:span text:style-name="T380">As a result, t</text:span><text:span text:style-name="T256">he scanner continues scanning in </text:span><text:span text:style-name="T114">prog_file_2.l </text:span><text:span text:style-name="T256">. </text:span><text:span text:style-name="T381">When the</text:span><text:span text:style-name="T256"> scanner call</text:span><text:span text:style-name="T382">s</text:span><text:span text:style-name="T256"> </text:span><text:span text:style-name="T379">yywrap() on EOF of </text:span><text:span text:style-name="T115">prog_file_2.l</text:span><text:span text:style-name="T379"> then it returns 0, and the scanner stops scanning.</text:span></text:p>
      <text:p text:style-name="P165"/>
      <text:p text:style-name="P210"><text:span text:style-name="T183">N</text:span><text:span text:style-name="T182">OTE: I</text:span><text:span text:style-name="T183">f yywrap() is set to return zero, it must also tell the scanner about where to find the next input.</text:span></text:p>
      <text:p text:style-name="P162"/>
      <text:p text:style-name="P134"><text:span text:style-name="T305">LEX does not define yywrap() in lex.yy.c file, but makes a call to it. Hence the </text:span><text:span text:style-name="T314">programmer</text:span><text:span text:style-name="T305"> must define it or </text:span><text:span text:style-name="T306">provide</text:span><text:span text:style-name="T305"> </text:span><text:span text:style-name="T94">%option noyywrap</text:span> in the declarations section. <text:span text:style-name="T308">This options removes the call to yywrap() </text:span><text:span text:style-name="T307">in the lex.yy.c file</text:span><text:span text:style-name="T308">. </text:span>Note that, it is <text:span text:style-name="T32">mandatory</text:span> to either define yywrap<text:span text:style-name="T309">()</text:span> or indicate the absence <text:span text:style-name="T310">using the</text:span> <text:span text:style-name="T94">%option</text:span> feature. If not, LEX will flag an error.</text:p>
      <text:p text:style-name="P161"/>
      <text:p text:style-name="P212"><text:span text:style-name="T78"/></text:p>
      <text:p text:style-name="P212"><text:soft-page-break/><text:span text:style-name="T78">5</text:span><text:span text:style-name="T75"><text:tab/>The Even-Odd Program</text:span></text:p>
      <text:p text:style-name="P93"/>
      <text:p text:style-name="P93">%{ </text:p>
      <text:p text:style-name="P93">/* </text:p>
      <text:p text:style-name="P93">1.Request input of an even and an odd number </text:p>
      <text:p text:style-name="P93">2.indicate input characteristic : Even/Odd [digit_length] </text:p>
      <text:p text:style-name="P93">3.check for input's correctness and print result </text:p>
      <text:p text:style-name="P93">*/ </text:p>
      <text:p text:style-name="P93"/>
      <text:p text:style-name="P93">#include&lt;stdlib.h&gt; </text:p>
      <text:p text:style-name="P93">#include&lt;stdio.h&gt; </text:p>
      <text:p text:style-name="P93"/>
      <text:p text:style-name="P93">int number_1; </text:p>
      <text:p text:style-name="P93">int number_2; </text:p>
      <text:p text:style-name="P93">%} </text:p>
      <text:p text:style-name="P93"/>
      <text:p text:style-name="P93"/>
      <text:p text:style-name="P93">number_sequence [0-9]* </text:p>
      <text:p text:style-name="P93"/>
      <text:p text:style-name="P93">%% </text:p>
      <text:p text:style-name="P93"/>
      <text:p text:style-name="P93">{number_sequence}[0|2|4|6|8]<text:tab/><text:tab/>{ </text:p>
      <text:p text:style-name="P93"><text:tab/><text:tab/><text:tab/><text:tab/><text:tab/><text:tab/>printf("Even number [%d]",yyleng); </text:p>
      <text:p text:style-name="P93"><text:tab/><text:tab/><text:tab/><text:tab/><text:tab/><text:tab/>return atoi(yytext); </text:p>
      <text:p text:style-name="P93"><text:tab/><text:tab/><text:tab/><text:tab/><text:tab/>} </text:p>
      <text:p text:style-name="P93"/>
      <text:p text:style-name="P93">{number_sequence}[1|3|5|7|9]<text:tab/><text:tab/>{ </text:p>
      <text:p text:style-name="P93"><text:tab/><text:tab/><text:tab/><text:tab/><text:tab/><text:tab/>printf("Odd number [%d]",yyleng);<text:tab/> </text:p>
      <text:p text:style-name="P93"><text:tab/><text:tab/><text:tab/><text:tab/><text:tab/><text:tab/>return atoi(yytext); </text:p>
      <text:p text:style-name="P93"><text:tab/><text:tab/><text:tab/><text:tab/><text:tab/>} </text:p>
      <text:p text:style-name="P93">%% </text:p>
      <text:p text:style-name="P93"/>
      <text:p text:style-name="P93">int yywrap </text:p>
      <text:p text:style-name="P93">{ </text:p>
      <text:p text:style-name="P93"><text:s/><text:tab/>return 1; </text:p>
      <text:p text:style-name="P93">} </text:p>
      <text:p text:style-name="P93"><text:s/></text:p>
      <text:p text:style-name="P93">int main() </text:p>
      <text:p text:style-name="P93">{ </text:p>
      <text:p text:style-name="P93"><text:tab/>printf("\nInput an even number and an odd number\n"); </text:p>
      <text:p text:style-name="P93"><text:s/><text:tab/>number_1 = yylex(); </text:p>
      <text:p text:style-name="P93"><text:tab/>number_2 = yylex(); </text:p>
      <text:p text:style-name="P93"><text:tab/>int diff = number_1 - number_2; </text:p>
      <text:p text:style-name="P93"><text:tab/>if(diff%2!=0) </text:p>
      <text:p text:style-name="P93"><text:tab/><text:tab/>printf("\nYour inputs were checked for correctness, \nResult : Correct\n"); </text:p>
      <text:p text:style-name="P93"><text:tab/>else </text:p>
      <text:p text:style-name="P93"><text:tab/><text:tab/>printf("\nYour inputs were checked for correctness, \nResult : You do not know how to read\n"); </text:p>
      <text:p text:style-name="P93"><text:tab/>return 1; </text:p>
      <text:p text:style-name="P93">}</text:p>
      <text:p text:style-name="P4"><text:soft-page-break/></text:p>
      <text:p text:style-name="P4"><text:span text:style-name="T367">6</text:span><text:tab/>Disambiguation rules</text:p>
      <text:p text:style-name="P34"/>
      <text:p text:style-name="P68"><text:span text:style-name="T73">LEX uses two important disambiguation rules </text:span><text:span text:style-name="T74">in selecting the right action to execute in case of a conflict </text:span><text:span text:style-name="T73">:</text:span></text:p>
      <text:list xml:id="list1613706479" text:style-name="L6">
        <text:list-item>
          <text:p text:style-name="P232">Order of occurrence is assigned as the pattern's matching priority.</text:p>
        </text:list-item>
        <text:list-item>
          <text:p text:style-name="P232">“Longest match” is preferred. <text:s text:c="2"/></text:p>
        </text:list-item>
      </text:list>
      <text:p text:style-name="P32">Example :</text:p>
      <text:p text:style-name="P32"/>
      <text:p text:style-name="P218"><text:s text:c="3"/>“<text:span text:style-name="T213">break”</text:span> <text:s text:c="16"/>{ return <text:span text:style-name="T214">BREAK</text:span>; }</text:p>
      <text:p text:style-name="P218"><text:s text:c="3"/>[a-zA-Z][a-zA-Z<text:span text:style-name="T213">0-9</text:span>]* <text:s text:c="3"/>{ return <text:span text:style-name="T214">ID</text:span><text:span text:style-name="T216">ENTIFIER</text:span>; }</text:p>
      <text:p text:style-name="P218"/>
      <text:p text:style-name="P219"><text:span text:style-name="T215">Here, </text:span><text:span text:style-name="T106">break</text:span><text:span text:style-name="T215"> is matched by both the regular expressions, but </text:span><text:span text:style-name="T106">break</text:span><text:span text:style-name="T215"> is a keyword and </text:span><text:span text:style-name="T216">not an identifier </text:span><text:span text:style-name="T215">hence </text:span><text:span text:style-name="T217">it </text:span><text:span text:style-name="T215">is ordered in such a manner that LEX uses its first disambiguation rule to execute </text:span><text:span text:style-name="T106">return BREAK;</text:span></text:p>
      <text:p text:style-name="P137"/>
      <text:p text:style-name="P33">Example :</text:p>
      <text:p text:style-name="P239"/>
      <text:p text:style-name="P267"><text:tab/>/* <text:span text:style-name="T393">Declarations section */</text:span></text:p>
      <text:p text:style-name="P267">%%</text:p>
      <text:p text:style-name="P258"/>
      <text:p text:style-name="P258"><text:span text:style-name="T411">“-”<text:tab/><text:tab/>{</text:span><text:span text:style-name="T383">return MINUS</text:span><text:span text:style-name="T411">;}</text:span></text:p>
      <text:p text:style-name="P270">“--”<text:tab/><text:tab/>{<text:span text:style-name="T383">return DECREMENT</text:span>;}</text:p>
      <text:p text:style-name="P270"/>
      <text:p text:style-name="P267">%%</text:p>
      <text:p text:style-name="P267"><text:tab/>/* <text:span text:style-name="T404">Auxiliary functions */</text:span></text:p>
      <text:p text:style-name="P92"/>
      <text:p text:style-name="P211"><text:span text:style-name="T63">Assume that the function calling yylex() prints the name of the toke</text:span><text:span text:style-name="T64">n</text:span><text:span text:style-name="T63">.</text:span></text:p>
      <text:p text:style-name="P45"/>
      <text:p text:style-name="P46">Sample Input/Output:</text:p>
      <text:p text:style-name="P46"/>
      <text:p text:style-name="P107">I: -</text:p>
      <text:p text:style-name="P107">O: <text:span text:style-name="T412">MINUS</text:span></text:p>
      <text:p text:style-name="P107"/>
      <text:p text:style-name="P107">I: --</text:p>
      <text:p text:style-name="P107">O: <text:span text:style-name="T412">DECREMENT</text:span></text:p>
      <text:p text:style-name="P107"/>
      <text:p text:style-name="P107">I: ---</text:p>
      <text:p text:style-name="P107">O: <text:span text:style-name="T412">DECREMENT</text:span> <text:span text:style-name="T413">MINUS</text:span></text:p>
      <text:p text:style-name="P107"/>
      <text:p text:style-name="P205"><text:soft-page-break/><text:span text:style-name="T63">Note that, i</text:span><text:span text:style-name="T40">n case of an </text:span><text:span text:style-name="T97">–-</text:span><text:span text:style-name="T40"> input to the lexical analyze</text:span><text:span text:style-name="T41">r,</text:span><text:span text:style-name="T40"> note that </text:span><text:span text:style-name="T63">yylex() </text:span><text:span text:style-name="T40">does not return two </text:span><text:span text:style-name="T97">MINUS</text:span><text:span text:style-name="T40"> tokens, but instead returns a </text:span><text:span text:style-name="T97">DECREMENT</text:span><text:span text:style-name="T40"> token, by the second disambiguation rule.</text:span></text:p>
      <text:p text:style-name="P5"/>
      <text:p text:style-name="P5"><text:span text:style-name="T367">7</text:span><text:tab/>Pattern matching <text:span text:style-name="T384">using</text:span> LEX</text:p>
      <text:p text:style-name="P5"/>
      <text:p text:style-name="P206"><text:span text:style-name="T61">Conceptually, </text:span><text:span text:style-name="T42">LEX converts all its regular expressions into a finite state machine which it uses to accept or reject a string in the input stream. </text:span><text:span text:style-name="T45">The corresponding action is executed when the machine is in accept state. </text:span><text:span text:style-name="T43">The LEX compiler stores information about the constructed finite state machine in the </text:span><text:span text:style-name="T46">form of a decision table </text:span><text:span text:style-name="T46">(transition table) in the </text:span><text:span text:style-name="T43">lex.yy.c file. Also the corresponding </text:span><text:span text:style-name="T44">actions and the information regarding when they are to be executed is stored in the lex.yy.c file. </text:span></text:p>
      <text:p text:style-name="P206"><text:span text:style-name="T44"><text:s/><text:tab/></text:span><text:span text:style-name="T50">A</text:span><text:span text:style-name="T47"> </text:span><text:span text:style-name="T100">transition</text:span><text:span text:style-name="T101">(current_state,input_char)</text:span><text:span text:style-name="T47"> function is used to access the decision table. </text:span><text:span text:style-name="T48">LEX</text:span><text:span text:style-name="T47"> makes it's decision table visible if we compile the program with the -T flag. </text:span><text:span text:style-name="T49">The finite state machine used by LEX is deterministic in nature i.e. </text:span><text:span text:style-name="T54">i</text:span><text:span text:style-name="T49">t is a DFA. The simulation of the constructed DFA is done in the lex.yy.c file.</text:span></text:p>
      <text:p text:style-name="P35"><text:span text:style-name="T278">Hence, a LEX compiler constructs a DFA according to the specifications of the regular expression in the LEX program, and generates a simulation algorithm (to simulate the DFA) and a </text:span><text:span text:style-name="T279">matching </text:span><text:span text:style-name="T111">switch-case</text:span><text:span text:style-name="T278"> algorithm (to match and execute the appropriate action if the DFA enters an accept state). </text:span></text:p>
      <text:list xml:id="list431069133" text:style-name="L7">
        <text:list-header>
          <text:p text:style-name="P233"/>
        </text:list-header>
      </text:list>
      <text:p text:style-name="P3"><text:span text:style-name="T159">8</text:span><text:span text:style-name="T142"><text:tab/></text:span><text:span text:style-name="T145">The</text:span><text:span text:style-name="T142"> Token simulator program</text:span></text:p>
      <text:p text:style-name="P77"/>
      <text:p text:style-name="P90">%{ </text:p>
      <text:p text:style-name="P90">/* Scan and return a token for identifiers of the format : <text:tab/><text:tab/><text:tab/><text:tab/>(string)(number) </text:p>
      <text:p text:style-name="P90"><text:tab/>Note : strings are not case sensitive </text:p>
      <text:p text:style-name="P90"><text:tab/>examples : a0 , A1 , ab2 , AB4 , aBc5 </text:p>
      <text:p text:style-name="P90">*/ </text:p>
      <text:p text:style-name="P90">#include&lt;stdio.h&gt; </text:p>
      <text:p text:style-name="P90"/>
      <text:p text:style-name="P90">#define ID 1<text:tab/>//Identifier token </text:p>
      <text:p text:style-name="P90">#define ER 2<text:tab/>//Error token </text:p>
      <text:p text:style-name="P90"/>
      <text:p text:style-name="P90">%} </text:p>
      <text:p text:style-name="P90">low_case [a-z] </text:p>
      <text:p text:style-name="P90">upp_case [A-Z] </text:p>
      <text:p text:style-name="P90"><text:soft-page-break/>number<text:tab/>[0-9] </text:p>
      <text:p text:style-name="P90"/>
      <text:p text:style-name="P90">%option noyywrap </text:p>
      <text:p text:style-name="P90"/>
      <text:p text:style-name="P90">%% </text:p>
      <text:p text:style-name="P90">({low_case}|{upp_case})({low_case}|{upp_case})*({number})</text:p>
      <text:p text:style-name="P90"><text:tab/><text:tab/><text:tab/><text:tab/><text:tab/><text:tab/><text:tab/><text:tab/>return ID; </text:p>
      <text:p text:style-name="P90">(.)*<text:tab/><text:tab/><text:tab/><text:tab/><text:tab/><text:tab/><text:tab/><text:tab/>return ER; </text:p>
      <text:p text:style-name="P90"/>
      <text:p text:style-name="P90">%% </text:p>
      <text:p text:style-name="P90">int main() </text:p>
      <text:p text:style-name="P90">{ </text:p>
      <text:p text:style-name="P90"><text:tab/>int token = yylex(); </text:p>
      <text:p text:style-name="P90"><text:tab/>if(token==ID) </text:p>
      <text:p text:style-name="P90"><text:tab/><text:tab/>printf("Acceptable\n"); </text:p>
      <text:p text:style-name="P90"><text:tab/>else if(token==ER) </text:p>
      <text:p text:style-name="P90"><text:tab/><text:tab/>printf("Unacceptable\n"); </text:p>
      <text:p text:style-name="P90"><text:tab/>return 1; </text:p>
      <text:p text:style-name="P69"><text:span text:style-name="T142">}</text:span><text:span text:style-name="T72"> </text:span></text:p>
      <text:p text:style-name="P36"><text:span text:style-name="T227">In this program, the main() function obtains the tokens (in place of a parser) and </text:span><text:span text:style-name="T228">checks if the input contains a valid identifier.</text:span></text:p>
      <text:p text:style-name="P99"/>
      <text:p text:style-name="P147">Sample Input/Output:</text:p>
      <text:p text:style-name="P99"/>
      <text:p text:style-name="P99">I: Var9</text:p>
      <text:p text:style-name="P99">O: Acceptable</text:p>
      <text:p text:style-name="P146"/>
      <text:p text:style-name="P207"><text:span text:style-name="T175">W</text:span><text:span text:style-name="T176">hen </text:span><text:span text:style-name="T102">Var9</text:span><text:span text:style-name="T176"> is provided as the input, the DFA constructed by LEX accepts the string, and the corresponding action </text:span><text:span text:style-name="T102">return ID</text:span><text:span text:style-name="T176"> is </text:span><text:span text:style-name="T177">found and </text:span><text:span text:style-name="T176">executed. </text:span><text:span text:style-name="T178">As a result yylex() returns the token </text:span><text:span text:style-name="T103">ID</text:span><text:span text:style-name="T178">, and the main() function prints </text:span><text:span text:style-name="T103">Acceptable </text:span><text:span text:style-name="T179">on the screen</text:span><text:span text:style-name="T103">. </text:span></text:p>
      <text:p text:style-name="P200"/>
      <text:p text:style-name="P204"><text:span text:style-name="T7">9</text:span><text:span text:style-name="T5"><text:tab/></text:span><text:span text:style-name="T6">Construction of a DFA from a regular expression</text:span></text:p>
      <text:p text:style-name="P179"/>
      <text:p text:style-name="P214"><text:span text:style-name="T188">The construction of a DFA from a regular expression takes place in </text:span><text:span text:style-name="T190">two</text:span><text:span text:style-name="T188"> steps.</text:span></text:p>
      <text:list xml:id="list2062119323" text:style-name="L8">
        <text:list-item>
          <text:p text:style-name="P279"><text:span text:style-name="T188">Constructi</text:span><text:span text:style-name="T191">ng a</text:span><text:span text:style-name="T188"> syntax tree from the regular expression</text:span></text:p>
        </text:list-item>
        <text:list-item>
          <text:p text:style-name="P280"><text:span text:style-name="T192">Converting the syntax tree into a DFA</text:span><text:span text:style-name="T189"> </text:span></text:p>
        </text:list-item>
      </text:list>
      <text:p text:style-name="P201"/>
      <text:p text:style-name="P192"><text:span text:style-name="T367">9</text:span><text:span text:style-name="T195">.1<text:tab/></text:span><text:span text:style-name="T209">The intermediate</text:span><text:span text:style-name="T270"> syntax tree</text:span></text:p>
      <text:p text:style-name="P180"/>
      <text:p text:style-name="P180">Consider the first rule in the token simulator program in section 9. It consists of the <text:soft-page-break/>following regular expression :</text:p>
      <text:p text:style-name="P91">({low_case}|{upp_case})({low_case}|{upp_case})*({number})</text:p>
      <text:p text:style-name="P170"><text:span text:style-name="T193">For convenience in representation , it </text:span><text:span text:style-name="T207">has been represented as</text:span><text:span text:style-name="T194"> </text:span><text:span text:style-name="T193">:</text:span></text:p>
      <text:p text:style-name="P181">( a | A ) ( a | A )* (N)</text:p>
      <text:p text:style-name="P174"><text:span text:style-name="T194">where, 'a' represents </text:span><text:span text:style-name="T110">{l</text:span><text:span text:style-name="T109">ow_case</text:span><text:span text:style-name="T110">}</text:span><text:span text:style-name="T194">, 'A' represents </text:span><text:span text:style-name="T110">{u</text:span><text:span text:style-name="T109">pp_case</text:span><text:span text:style-name="T110">}</text:span><text:span text:style-name="T268"> </text:span><text:span text:style-name="T269">and 'N' represents </text:span><text:span text:style-name="T110">{n</text:span><text:span text:style-name="T109">umber</text:span><text:span text:style-name="T110">}</text:span><text:span text:style-name="T194">.</text:span><text:span text:style-name="T109"> </text:span></text:p>
      <text:p text:style-name="P174"><text:span text:style-name="T208">Th</text:span><text:span text:style-name="T195">e syntax tree constructed for the above regular expression w</text:span><text:span text:style-name="T210">ould</text:span><text:span text:style-name="T195"> look like :<text:tab/><text:tab/> <text:s text:c="13"/></text:span></text:p>
      <text:p text:style-name="P186"/>
      <text:p text:style-name="P172"><text:span text:style-name="T195"><text:tab/><text:tab/><text:tab/><text:tab/></text:span><text:span text:style-name="T271">º</text:span><text:span text:style-name="T196"><text:tab/> </text:span><text:span text:style-name="T197"><text:s/></text:span></text:p>
      <text:p text:style-name="P182"><text:tab/><text:tab/><text:tab/> <text:s text:c="4"/>/ <text:s text:c="7"/>\</text:p>
      <text:p text:style-name="P173"><text:span text:style-name="T195"><text:tab/><text:tab/><text:tab/> <text:s/></text:span><text:span text:style-name="T271">º</text:span><text:span text:style-name="T197"> </text:span><text:span text:style-name="T196"><text:s text:c="11"/></text:span><text:span text:style-name="T199">N</text:span><text:span text:style-name="T276">₅</text:span></text:p>
      <text:p text:style-name="P182"><text:tab/><text:tab/> <text:s text:c="6"/>/<text:tab/> <text:s text:c="6"/>\</text:p>
      <text:p text:style-name="P171"><text:span text:style-name="T195"><text:tab/><text:tab/> <text:s text:c="3"/></text:span><text:span text:style-name="T211">|</text:span><text:span text:style-name="T196"><text:tab/> <text:s text:c="8"/></text:span><text:span text:style-name="T205">*</text:span><text:span text:style-name="T196"><text:tab/></text:span></text:p>
      <text:p text:style-name="P171"><text:span text:style-name="T196"><text:tab/> <text:s text:c="7"/>/<text:tab/> <text:s text:c="7"/>\ </text:span><text:span text:style-name="T198"><text:tab/></text:span><text:span text:style-name="T206">|</text:span></text:p>
      <text:p text:style-name="P215"><text:span text:style-name="T65"><text:tab/> <text:s text:c="5"/></text:span><text:span text:style-name="T69">a</text:span><text:span text:style-name="T277">₁</text:span><text:span text:style-name="T65"><text:tab/> <text:s text:c="8"/></text:span><text:span text:style-name="T69">A</text:span><text:span text:style-name="T277">₂</text:span><text:span text:style-name="T66"> <text:s text:c="2"/></text:span><text:span text:style-name="T65"><text:tab/></text:span><text:span text:style-name="T86">|</text:span></text:p>
      <text:p text:style-name="P96"><text:span text:style-name="T196"><text:tab/><text:tab/><text:tab/> <text:s text:c="5"/>/ <text:s text:c="5"/></text:span><text:span text:style-name="T204">\</text:span><text:span text:style-name="T79"> <text:s/></text:span></text:p>
      <text:p text:style-name="P216"><text:span text:style-name="T70"><text:tab/><text:tab/> <text:s text:c="11"/></text:span><text:span text:style-name="T67">a</text:span><text:span text:style-name="T277">₃</text:span><text:span text:style-name="T67"> <text:s text:c="5"/></text:span><text:span text:style-name="T68">A</text:span><text:span text:style-name="T277">₄</text:span></text:p>
      <text:p text:style-name="P217"/>
      <text:p text:style-name="P175"><text:span text:style-name="T274">In the above figure </text:span><text:span text:style-name="T271">º </text:span><text:span text:style-name="T273">represents the 'cat' (concatenation) operator, </text:span><text:span text:style-name="T272">*</text:span><text:span text:style-name="T273"> represents the 'star' operator </text:span><text:span text:style-name="T275">(a unary operator) </text:span><text:span text:style-name="T273">and </text:span><text:span text:style-name="T272">| </text:span><text:span text:style-name="T273">represents the <text:s/>'or' operator. </text:span><text:span text:style-name="T81">In the syntax tree the inner nodes are operators while the leaves are the operands. </text:span><text:span text:style-name="T82">The subscript assigned to every leaf is called the position of the leaf. </text:span><text:span text:style-name="T83">The position of a leaf plays a vital role in the process of constructing states for the DFA. </text:span></text:p>
      <text:p text:style-name="P37"/>
      <text:p text:style-name="P38">NOTE:</text:p>
      <text:p text:style-name="P209"><text:span text:style-name="T55">This syntax tree is an intermediate data structure. There will be no traces of this in lex.yy.c file, because it is only used in the construction of the DFA.</text:span><text:span text:style-name="T56"> </text:span><text:span text:style-name="T58"><text:s/></text:span><text:span text:style-name="T57"><text:s/></text:span></text:p>
      <text:p text:style-name="P52"/>
      <text:p text:style-name="P53"><text:span text:style-name="T367">9</text:span>.2<text:tab/>Constructing the DFA</text:p>
      <text:p text:style-name="P53"/>
      <text:p text:style-name="P153"><text:span text:style-name="T322">Constructing the DF</text:span><text:span text:style-name="T345">A</text:span><text:span text:style-name="T322"> involves two steps:</text:span></text:p>
      <text:list xml:id="list120451627" text:style-name="L9">
        <text:list-item>
          <text:p text:style-name="P248">Constructing the set of states of the DFA</text:p>
        </text:list-item>
        <text:list-item>
          <text:p text:style-name="P248"><text:soft-page-break/>Constructing all the possible transitions made by the DFA from one state to another on different inputs. </text:p>
        </text:list-item>
      </text:list>
      <text:p text:style-name="P157"/>
      <text:p text:style-name="P154"><text:span text:style-name="T323">The language represented by the regular expression </text:span><text:span text:style-name="T202">( a | A ) ( a | A )* (N</text:span><text:span text:style-name="T203">)</text:span><text:span text:style-name="T202">, </text:span><text:span text:style-name="T323">c</text:span><text:span text:style-name="T340">an</text:span><text:span text:style-name="T323"> only possibly start with an 'a' or 'A'. From the syntax tree we may infer that these could only correspond to positions 1 </text:span><text:span text:style-name="T349">or</text:span><text:span text:style-name="T323"> 2 . </text:span><text:span text:style-name="T325">Let t</text:span><text:span text:style-name="T323">he </text:span><text:span text:style-name="T341">set of these</text:span><text:span text:style-name="T323"> positions </text:span><text:span text:style-name="T341">{1,2} be</text:span><text:span text:style-name="T323"> the start </text:span><text:span text:style-name="T323">state of the DFA</text:span><text:span text:style-name="T324">. </text:span><text:span text:style-name="T325">F</text:span><text:span text:style-name="T324">or convenience it has been name</text:span><text:span text:style-name="T325">d</text:span><text:span text:style-name="T324"> as state </text:span><text:span text:style-name="T33">I.</text:span></text:p>
      <text:p text:style-name="P193"><text:s/></text:p>
      <text:p text:style-name="P155"><text:span text:style-name="T327"><text:tab/></text:span><text:span text:style-name="T328">Consider the position </text:span><text:span text:style-name="T347">1 (</text:span><text:span text:style-name="T328">'a'</text:span><text:span text:style-name="T347">)</text:span><text:span text:style-name="T332">,</text:span><text:span text:style-name="T328"> </text:span><text:span text:style-name="T343">it could be followed by either of the positions 3,4 or 5</text:span><text:span text:style-name="T328">. </text:span><text:span text:style-name="T335">Let this be</text:span><text:span text:style-name="T328"> </text:span><text:span text:style-name="T334">a</text:span><text:span text:style-name="T328"> new state {3,4,5} represented by </text:span><text:span text:style-name="T34">II</text:span><text:span text:style-name="T328">. The </text:span><text:span text:style-name="T329">position</text:span><text:span text:style-name="T328"> 2 </text:span><text:span text:style-name="T330">('A') </text:span><text:span text:style-name="T344">could be possibl</text:span><text:span text:style-name="T346">y</text:span><text:span text:style-name="T344"> followed by either of the positions 3,4 or 5</text:span><text:span text:style-name="T331">.</text:span><text:span text:style-name="T330"> </text:span><text:span text:style-name="T333">But a new state is not required </text:span><text:span text:style-name="T333">as {3,4,5} has already been represented by </text:span><text:span text:style-name="T35">II</text:span><text:span text:style-name="T333">. </text:span><text:span text:style-name="T336">Similarly the positions 3 and 4 could be followed by the position 3 </text:span><text:span text:style-name="T342">or </text:span><text:span text:style-name="T336">4 or 5.</text:span><text:span text:style-name="T333"> </text:span><text:span text:style-name="T337">If followed by 5, the DFA must </text:span><text:span text:style-name="T348">accept and </text:span><text:span text:style-name="T337">terminate (syntax tree ends </text:span><text:span text:style-name="T338">at</text:span><text:span text:style-name="T337"> position 5). </text:span><text:span text:style-name="T339">Hence let the final (accept) state be </text:span><text:span text:style-name="T36">III</text:span><text:span text:style-name="T339">. </text:span></text:p>
      <text:p text:style-name="P158">Thus, the transitions maybe formulated as :</text:p>
      <text:p text:style-name="P159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21">Current state</text:p>
          </table:table-cell>
          <table:table-cell table:style-name="Transition-table.A1" office:value-type="string">
            <text:p text:style-name="P221">-&gt;</text:p>
          </table:table-cell>
          <table:table-cell table:style-name="Transition-table.A1" office:value-type="string">
            <text:p text:style-name="P221">Input symbol</text:p>
          </table:table-cell>
          <table:table-cell table:style-name="Transition-table.A1" office:value-type="string">
            <text:p text:style-name="P221">-&gt;</text:p>
          </table:table-cell>
          <table:table-cell table:style-name="Transition-table.E1" office:value-type="string">
            <text:p text:style-name="P221">Next state</text:p>
          </table:table-cell>
        </table:table-row>
        <table:table-row>
          <table:table-cell table:style-name="Transition-table.A2" office:value-type="string">
            <text:p text:style-name="P221">I</text:p>
          </table:table-cell>
          <table:table-cell table:style-name="Transition-table.A2" office:value-type="string">
            <text:p text:style-name="P220"/>
          </table:table-cell>
          <table:table-cell table:style-name="Transition-table.A2" office:value-type="string">
            <text:p text:style-name="P221">a</text:p>
          </table:table-cell>
          <table:table-cell table:style-name="Transition-table.A2" office:value-type="string">
            <text:p text:style-name="P220"/>
          </table:table-cell>
          <table:table-cell table:style-name="Transition-table.E2" office:value-type="string">
            <text:p text:style-name="P221">II</text:p>
          </table:table-cell>
        </table:table-row>
        <table:table-row>
          <table:table-cell table:style-name="Transition-table.A2" office:value-type="string">
            <text:p text:style-name="P221">I</text:p>
          </table:table-cell>
          <table:table-cell table:style-name="Transition-table.A2" office:value-type="string">
            <text:p text:style-name="P220"/>
          </table:table-cell>
          <table:table-cell table:style-name="Transition-table.A2" office:value-type="string">
            <text:p text:style-name="P221">A</text:p>
          </table:table-cell>
          <table:table-cell table:style-name="Transition-table.A2" office:value-type="string">
            <text:p text:style-name="P220"/>
          </table:table-cell>
          <table:table-cell table:style-name="Transition-table.E2" office:value-type="string">
            <text:p text:style-name="P221">II</text:p>
          </table:table-cell>
        </table:table-row>
        <table:table-row>
          <table:table-cell table:style-name="Transition-table.A2" office:value-type="string">
            <text:p text:style-name="P221">II</text:p>
          </table:table-cell>
          <table:table-cell table:style-name="Transition-table.A2" office:value-type="string">
            <text:p text:style-name="P220"/>
          </table:table-cell>
          <table:table-cell table:style-name="Transition-table.A2" office:value-type="string">
            <text:p text:style-name="P221">a</text:p>
          </table:table-cell>
          <table:table-cell table:style-name="Transition-table.A2" office:value-type="string">
            <text:p text:style-name="P220"/>
          </table:table-cell>
          <table:table-cell table:style-name="Transition-table.E2" office:value-type="string">
            <text:p text:style-name="P221">II</text:p>
          </table:table-cell>
        </table:table-row>
        <table:table-row>
          <table:table-cell table:style-name="Transition-table.A2" office:value-type="string">
            <text:p text:style-name="P221">II</text:p>
          </table:table-cell>
          <table:table-cell table:style-name="Transition-table.A2" office:value-type="string">
            <text:p text:style-name="P220"/>
          </table:table-cell>
          <table:table-cell table:style-name="Transition-table.A2" office:value-type="string">
            <text:p text:style-name="P221">A</text:p>
          </table:table-cell>
          <table:table-cell table:style-name="Transition-table.A2" office:value-type="string">
            <text:p text:style-name="P220"/>
          </table:table-cell>
          <table:table-cell table:style-name="Transition-table.E2" office:value-type="string">
            <text:p text:style-name="P221">II</text:p>
          </table:table-cell>
        </table:table-row>
        <table:table-row>
          <table:table-cell table:style-name="Transition-table.A2" office:value-type="string">
            <text:p text:style-name="P221">II</text:p>
          </table:table-cell>
          <table:table-cell table:style-name="Transition-table.A2" office:value-type="string">
            <text:p text:style-name="P220"/>
          </table:table-cell>
          <table:table-cell table:style-name="Transition-table.A2" office:value-type="string">
            <text:p text:style-name="P221">N</text:p>
          </table:table-cell>
          <table:table-cell table:style-name="Transition-table.A2" office:value-type="string">
            <text:p text:style-name="P220"/>
          </table:table-cell>
          <table:table-cell table:style-name="Transition-table.E2" office:value-type="string">
            <text:p text:style-name="P222">III</text:p>
          </table:table-cell>
        </table:table-row>
      </table:table>
      <text:p text:style-name="P156"><text:span text:style-name="T328"><text:s/></text:span><text:span text:style-name="T327"><text:s text:c="3"/></text:span><text:span text:style-name="T326"><text:s text:c="3"/></text:span></text:p>
      <text:p text:style-name="P113"><text:span text:style-name="T88">9</text:span><text:span text:style-name="T84">.</text:span><text:span text:style-name="T87">3</text:span><text:span text:style-name="T80"><text:tab/></text:span><text:span text:style-name="T85">The constructed</text:span><text:span text:style-name="T84"> DFA</text:span></text:p>
      <text:p text:style-name="P39"/>
      <text:p text:style-name="P95"><text:span text:style-name="T200">The DFA obtained for the above syntax tree w</text:span><text:span text:style-name="T201">ould</text:span><text:span text:style-name="T200"> look like :</text:span></text:p>
      <text:p text:style-name="P40"><draw:frame text:anchor-type="paragraph" draw:z-index="25" draw:style-name="gr13" draw:text-style-name="P282" svg:width="0.4378in" svg:height="0.2295in" svg:x="2.7437in" svg:y="0.2717in"><draw:text-box><text:p text:style-name="P282">a|A</text:p></draw:text-box></draw:frame></text:p>
      <text:p text:style-name="P40"><draw:custom-shape text:anchor-type="paragraph" draw:z-index="21" draw:style-name="gr9" draw:text-style-name="P282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40"><draw:ellipse text:anchor-type="paragraph" draw:z-index="16" draw:style-name="gr6" draw:text-style-name="P283" svg:width="0.3752in" svg:height="0.4067in" svg:x="2.7752in" svg:y="0.2146in"><text:p text:style-name="P282"><text:span text:style-name="T32">II</text:span></text:p></draw:ellipse><draw:ellipse text:anchor-type="paragraph" draw:z-index="17" draw:style-name="gr6" draw:text-style-name="P283" svg:width="0.3752in" svg:height="0.4067in" svg:x="1.7126in" svg:y="0.2173in"><text:p text:style-name="P282"><text:span text:style-name="T32">I</text:span></text:p></draw:ellipse><draw:frame text:anchor-type="paragraph" draw:z-index="23" draw:style-name="gr11" svg:width="0.4689in" svg:height="0.1925in" svg:x="2.1602in" svg:y="0.2291in"><draw:text-box><text:p text:style-name="P282">a|A</text:p></draw:text-box></draw:frame><draw:frame text:anchor-type="paragraph" draw:z-index="24" draw:style-name="gr12" svg:width="0.2398in" svg:height="0.1925in" svg:x="3.3374in" svg:y="0.2457in"><draw:text-box><text:p text:style-name="P282">N</text:p></draw:text-box></draw:frame><draw:ellipse text:anchor-type="paragraph" draw:z-index="18" draw:style-name="gr7" draw:text-style-name="P283" svg:width="0.3752in" svg:height="0.4067in" svg:x="3.8602in" svg:y="0.211in"><text:p text:style-name="P282"><text:span text:style-name="T32">III</text:span></text:p></draw:ellipse></text:p>
      <text:p text:style-name="P40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41"/>
      <text:p text:style-name="P208"><text:soft-page-break/><text:span text:style-name="T51">This DFA represents </text:span><text:span text:style-name="T52">the regular expression provided as a specification (i.e. </text:span><text:span text:style-name="T53">p</text:span><text:span text:style-name="T52">attern to be matched) in the first rule of the token simulator program </text:span><text:span text:style-name="T60">in</text:span><text:span text:style-name="T59"> section 9</text:span><text:span text:style-name="T52">. </text:span><text:span text:style-name="T62">When the DFA is in the final state i.e. </text:span><text:span text:style-name="T71">III</text:span><text:span text:style-name="T62">, then a corresponding action is executed as instructed in the lex.yy.c file. </text:span><text:span text:style-name="T52">The constructed DFA is simulated using a simulation algorithm. </text:span></text:p>
      <text:p text:style-name="P54"/>
      <text:p text:style-name="P213"><text:span text:style-name="T76">1</text:span><text:span text:style-name="T78">0</text:span><text:span text:style-name="T77"><text:tab/></text:span><text:span text:style-name="T76">The DFA simulation algorithm</text:span></text:p>
      <text:p text:style-name="P42"/>
      <text:p text:style-name="P42">The working of the constructed DFA is simulated using the following algorithm.</text:p>
      <text:p text:style-name="P43"/>
      <text:p text:style-name="P100">DFA_simulator()</text:p>
      <text:p text:style-name="P101"><text:tab/>current_state = start_state</text:p>
      <text:p text:style-name="P101"><text:tab/>c = get_next_char()</text:p>
      <text:p text:style-name="P101"><text:tab/>while(c != EOF)</text:p>
      <text:p text:style-name="P114"><text:span text:style-name="T22"><text:tab/><text:tab/></text:span><text:span text:style-name="T27">current_sate</text:span><text:span text:style-name="T22"> = transition(current_state , c)</text:span></text:p>
      <text:p text:style-name="P114"><text:span text:style-name="T23"><text:s/><text:tab/><text:tab/></text:span><text:span text:style-name="T24">c = get_next_char()</text:span></text:p>
      <text:p text:style-name="P115"><text:span text:style-name="T24"><text:tab/><text:tab/>if(current_state </text:span><text:span text:style-name="T21">∈ </text:span><text:span text:style-name="T24">Final_states)</text:span></text:p>
      <text:p text:style-name="P115"><text:span text:style-name="T24"><text:tab/><text:tab/><text:tab/>/*</text:span><text:span text:style-name="T26">ACCEPT*/</text:span></text:p>
      <text:p text:style-name="P102"><text:tab/><text:tab/>else</text:p>
      <text:p text:style-name="P116"><text:span text:style-name="T24"><text:tab/><text:tab/><text:tab/>/*</text:span><text:span text:style-name="T26">REJECT*/</text:span></text:p>
      <text:p text:style-name="P160"/>
      <text:p text:style-name="P116"><text:span text:style-name="T180">The information about all the transitions made by the DFA can be obtained from the decision table </text:span><text:span text:style-name="T184">(generally a two dimensional matrix) </text:span><text:span text:style-name="T180">through the </text:span><text:span text:style-name="T25">transition()</text:span><text:span text:style-name="T180"> function.</text:span><text:span text:style-name="T181"> </text:span></text:p>
      <text:p text:style-name="P148"/>
      <text:p text:style-name="P202"><text:span text:style-name="T299">1</text:span><text:span text:style-name="T367">1</text:span><text:span text:style-name="T299"><text:tab/></text:span><text:span text:style-name="T300">Using the generated lexical analyzer</text:span></text:p>
      <text:p text:style-name="P149"/>
      <text:p text:style-name="P151"><text:span text:style-name="T350">The generated lex.yy.c file is the </text:span><text:span text:style-name="T351">code for the </text:span><text:span text:style-name="T350">scanner. This is compiled using a C compiler and the generate</text:span><text:span text:style-name="T351">d</text:span><text:span text:style-name="T350"> object file </text:span><text:span text:style-name="T351">(the executable scanner) </text:span><text:span text:style-name="T350">is executed. LEX is just a tool which helps generate a smart scanner in C. </text:span></text:p>
      <text:p text:style-name="P151"><text:span text:style-name="T350"><text:tab/></text:span><text:span text:style-name="T291">The lexical analyzer only checks for </text:span><text:span text:style-name="T295">recognizable pattern sequences in the source program and produces an output of </text:span><text:span text:style-name="T291">tokens </text:span><text:span text:style-name="T295">(fed to the parser) </text:span><text:span text:style-name="T291">, it cannot be used to check for syntax. </text:span><text:span text:style-name="T294">Syntax analysis</text:span><text:span text:style-name="T291"> is done by the parser. The parser is built using YACC , a parser generator. </text:span><text:span text:style-name="T292">YACC obtains the tokens from </text:span><text:span text:style-name="T293">LEX through </text:span><text:span text:style-name="T292">yylex() and the associated attributes from yylval, </text:span><text:span text:style-name="T291"><text:s/>which </text:span><text:span text:style-name="T293">it </text:span><text:span text:style-name="T291">uses for parsing and rest of the the compilation process.</text:span><text:span text:style-name="T296"> </text:span><text:span text:style-name="T352">In this case, t</text:span><text:span text:style-name="T311">he programmer need </text:span><text:span text:style-name="T312">not </text:span><text:span text:style-name="T311">call yylex() </text:span><text:span text:style-name="T313">in </text:span><text:soft-page-break/><text:span text:style-name="T313">the LEX program</text:span><text:span text:style-name="T311">, it is automatically called by YACC to read the tokens. </text:span><text:span text:style-name="T297">The parser , when given an input source program obtains all the tokens from the lexical analyzer and checks for </text:span><text:span text:style-name="T316">correctness of the</text:span><text:span text:style-name="T297"> syntax. Hence, the next step towards compiling a </text:span><text:span text:style-name="T298">given source </text:span><text:span text:style-name="T297">program would be to build a parser. <text:s text:c="2"/></text:span></text:p>
      <text:p text:style-name="P194"/>
      <text:p text:style-name="P203"><text:span text:style-name="T317">1</text:span><text:span text:style-name="T367">2</text:span><text:span text:style-name="T317"><text:tab/></text:span><text:span text:style-name="T385">References</text:span></text:p>
      <text:p text:style-name="P152"/>
      <text:p text:style-name="P150"><text:span text:style-name="T317">For further detail</text:span><text:span text:style-name="T319">s</text:span><text:span text:style-name="T317"> o</text:span><text:span text:style-name="T319">n</text:span><text:span text:style-name="T317"> the topics covered in this document, the reader may refer to </text:span><text:span text:style-name="T318">the following books </text:span><text:span text:style-name="T317">:</text:span></text:p>
      <text:list xml:id="list1264267153" text:style-name="L10">
        <text:list-item>
          <text:p text:style-name="P278"><text:span text:style-name="T185">Compilers : Principles,Techniques and Tools </text:span><text:span text:style-name="T187">b</text:span><text:span text:style-name="T185">y Alfred V.Aho, Monica S. Lam, Ravi Sethi and Jeffrey D.Ulman .</text:span></text:p>
        </text:list-item>
        <text:list-item>
          <text:p text:style-name="P278"><text:span text:style-name="T185">Modern </text:span><text:span text:style-name="T186">C</text:span><text:span text:style-name="T185">ompiler </text:span><text:span text:style-name="T186">I</text:span><text:span text:style-name="T185">mplementation in C </text:span><text:span text:style-name="T187">b</text:span><text:span text:style-name="T185">y Andrew W.Appel</text:span></text:p>
        </text:list-item>
        <text:list-item>
          <text:p text:style-name="P278"><text:span text:style-name="T185">Flex &amp; Bison </text:span><text:span text:style-name="T187">b</text:span><text:span text:style-name="T185">y John Lev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08T17:31:15</dc:date>
    <meta:editing-duration>P1DT1H51M6S</meta:editing-duration>
    <meta:editing-cycles>905</meta:editing-cycles>
    <meta:generator>LibreOffice/3.6$Linux_X86_64 LibreOffice_project/360m1$Build-2</meta:generator>
    <meta:document-statistic meta:table-count="1" meta:image-count="0" meta:object-count="0" meta:page-count="18" meta:paragraph-count="364" meta:word-count="3150" meta:character-count="18880" meta:non-whitespace-character-count="15500"/>
  </office:meta>
</office:document-meta>
</file>